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IBM Plex Sans KR&quot;" svg:font-family="'&quot;IBM Plex Sans KR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.14pt"/>
    </style:style>
    <style:style style:name="co2" style:family="table-column">
      <style:table-column-properties fo:break-before="auto" style:column-width="82.66pt"/>
    </style:style>
    <style:style style:name="co3" style:family="table-column">
      <style:table-column-properties fo:break-before="auto" style:column-width="20.86pt"/>
    </style:style>
    <style:style style:name="co4" style:family="table-column">
      <style:table-column-properties fo:break-before="auto" style:column-width="90.99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184.05pt"/>
    </style:style>
    <style:style style:name="co7" style:family="table-column">
      <style:table-column-properties fo:break-before="auto" style:column-width="11.7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90pt" fo:break-before="auto" style:use-optimal-row-height="false"/>
    </style:style>
    <style:style style:name="ro4" style:family="table-row">
      <style:table-row-properties style:row-height="149.24pt" fo:break-before="auto" style:use-optimal-row-height="false"/>
    </style:style>
    <style:style style:name="ro5" style:family="table-row">
      <style:table-row-properties style:row-height="109.5pt" fo:break-before="auto" style:use-optimal-row-height="false"/>
    </style:style>
    <style:style style:name="ro6" style:family="table-row">
      <style:table-row-properties style:row-height="135.75pt" fo:break-before="auto" style:use-optimal-row-height="false"/>
    </style:style>
    <style:style style:name="ta1" style:family="table" style:master-page-name="PageStyle_5f_1._20_인증">
      <style:table-properties table:display="true" style:writing-mode="lr-tb"/>
    </style:style>
    <style:style style:name="ta2" style:family="table" style:master-page-name="PageStyle_5f_2._20_회원">
      <style:table-properties table:display="true" style:writing-mode="lr-tb"/>
    </style:style>
    <style:style style:name="ta3" style:family="table" style:master-page-name="PageStyle_5f_3._20_조각">
      <style:table-properties table:display="true" style:writing-mode="lr-tb"/>
    </style:style>
    <style:style style:name="ta4" style:family="table" style:master-page-name="PageStyle_5f_4._20_알림">
      <style:table-properties table:display="true" style:writing-mode="lr-tb"/>
    </style:style>
    <style:style style:name="ta5" style:family="table" style:master-page-name="PageStyle_5f_5._20_어드민">
      <style:table-properties table:display="true" style:writing-mode="lr-tb"/>
    </style:style>
    <style:style style:name="ta6" style:family="table" style:master-page-name="PageStyle_5f_6._20_자연어처리">
      <style:table-properties table:display="true" style:writing-mode="lr-tb"/>
    </style:style>
    <style:style style:name="ta7" style:family="table" style:master-page-name="PageStyle_5f_양식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IBM Plex Sans KR&quot;" fo:font-size="22pt" fo:font-style="normal" fo:text-shadow="none" style:text-underline-style="none" fo:font-weight="bold" style:font-size-asian="22pt" style:font-style-asian="normal" style:font-weight-asian="bold" style:font-name-complex="&quot;IBM Plex Sans KR&quot;" style:font-size-complex="22pt" style:font-style-complex="normal" style:font-weight-complex="bold"/>
    </style:style>
    <style:style style:name="ce2" style:family="table-cell" style:parent-style-name="Default">
      <style:table-cell-properties fo:border-bottom="none" fo:background-color="#c9daf8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IBM Plex Sans KR&quot;" fo:font-size="11pt" fo:font-style="normal" fo:text-shadow="none" style:text-underline-style="none" fo:font-weight="normal" style:font-size-asian="11pt" style:font-style-asian="normal" style:font-weight-asian="normal" style:font-name-complex="&quot;IBM Plex Sans KR&quot;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IBM Plex Sans KR&quot;" fo:font-size="11pt" fo:font-style="normal" fo:text-shadow="none" style:text-underline-style="none" fo:font-weight="normal" style:font-size-asian="11pt" style:font-style-asian="normal" style:font-weight-asian="normal" style:font-name-complex="&quot;IBM Plex Sans KR&quot;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IBM Plex Sans KR&quot;" fo:font-size="11pt" fo:font-style="normal" fo:text-shadow="none" style:text-underline-style="none" fo:font-weight="normal" style:font-size-asian="11pt" style:font-style-asian="normal" style:font-weight-asian="normal" style:font-name-complex="&quot;IBM Plex Sans KR&quot;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IBM Plex Sans KR&quot;" fo:font-size="11pt" fo:font-style="normal" fo:text-shadow="none" style:text-underline-style="none" fo:font-weight="normal" style:font-size-asian="11pt" style:font-style-asian="normal" style:font-weight-asian="normal" style:font-name-complex="&quot;IBM Plex Sans KR&quot;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84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IBM Plex Sans KR&quot;" fo:font-size="11pt" fo:font-style="normal" fo:text-shadow="none" style:text-underline-style="none" fo:font-weight="normal" style:font-size-asian="11pt" style:font-style-asian="normal" style:font-weight-asian="normal" style:font-name-complex="&quot;IBM Plex Sans KR&quot;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athVariable&quot;;&quot;QueryString&quot;;&quot;FormData&quot;;&quot;JsonBody&quot;;&quot;Response&quot;)" table:allow-empty-cell="true" table:display-list="unsorted" table:base-cell-address="'1. 인증'.B13">
          <table:error-message table:message-type="stop" table:display="true"/>
        </table:content-validation>
        <table:content-validation table:name="val2" table:condition="of:cell-content-is-in-list(&quot;GET&quot;;&quot;POST&quot;;&quot;PUT&quot;;&quot;DELETE&quot;)" table:allow-empty-cell="true" table:display-list="unsorted" table:base-cell-address="'1. 인증'.C10">
          <table:error-message table:message-type="stop" table:display="true"/>
        </table:content-validation>
        <table:content-validation table:name="val3" table:condition="of:cell-content-is-in-list(&quot;Null&quot;;&quot;Not Null&quot;)" table:allow-empty-cell="true" table:display-list="unsorted" table:base-cell-address="'1. 인증'.H13">
          <table:error-message table:message-type="stop" table:display="true"/>
        </table:content-validation>
        <table:content-validation table:name="val4" table:condition="of:cell-content-is-in-list(&quot;PathVariable&quot;;&quot;QueryString&quot;;&quot;FormData&quot;;&quot;JsonBody&quot;;&quot;Response&quot;)" table:allow-empty-cell="true" table:display-list="unsorted" table:base-cell-address="'2. 회원'.B13">
          <table:error-message table:message-type="stop" table:display="true"/>
        </table:content-validation>
        <table:content-validation table:name="val5" table:condition="of:cell-content-is-in-list(&quot;GET&quot;;&quot;POST&quot;;&quot;PUT&quot;;&quot;DELETE&quot;)" table:allow-empty-cell="true" table:display-list="unsorted" table:base-cell-address="'2. 회원'.C10">
          <table:error-message table:message-type="stop" table:display="true"/>
        </table:content-validation>
        <table:content-validation table:name="val6" table:condition="of:cell-content-is-in-list(&quot;Null&quot;;&quot;Not Null&quot;)" table:allow-empty-cell="true" table:display-list="unsorted" table:base-cell-address="'2. 회원'.H13">
          <table:error-message table:message-type="stop" table:display="true"/>
        </table:content-validation>
        <table:content-validation table:name="val7" table:condition="of:cell-content-is-in-list(&quot;PathVariable&quot;;&quot;QueryString&quot;;&quot;FormData&quot;;&quot;JsonBody&quot;;&quot;Response&quot;)" table:allow-empty-cell="true" table:display-list="unsorted" table:base-cell-address="'3. 조각'.B13">
          <table:error-message table:message-type="stop" table:display="true"/>
        </table:content-validation>
        <table:content-validation table:name="val8" table:condition="of:cell-content-is-in-list(&quot;GET&quot;;&quot;POST&quot;;&quot;PUT&quot;;&quot;DELETE&quot;)" table:allow-empty-cell="true" table:display-list="unsorted" table:base-cell-address="'3. 조각'.C10">
          <table:error-message table:message-type="stop" table:display="true"/>
        </table:content-validation>
        <table:content-validation table:name="val9" table:condition="of:cell-content-is-in-list(&quot;Null&quot;;&quot;Not Null&quot;)" table:allow-empty-cell="true" table:display-list="unsorted" table:base-cell-address="'3. 조각'.H13">
          <table:error-message table:message-type="stop" table:display="true"/>
        </table:content-validation>
        <table:content-validation table:name="val10" table:condition="of:cell-content-is-in-list(&quot;PathVariable&quot;;&quot;QueryString&quot;;&quot;FormData&quot;;&quot;JsonBody&quot;;&quot;Response&quot;)" table:allow-empty-cell="true" table:display-list="unsorted" table:base-cell-address="'4. 알림'.B13">
          <table:error-message table:message-type="stop" table:display="true"/>
        </table:content-validation>
        <table:content-validation table:name="val11" table:condition="of:cell-content-is-in-list(&quot;GET&quot;;&quot;POST&quot;;&quot;PUT&quot;;&quot;DELETE&quot;)" table:allow-empty-cell="true" table:display-list="unsorted" table:base-cell-address="'4. 알림'.C10">
          <table:error-message table:message-type="stop" table:display="true"/>
        </table:content-validation>
        <table:content-validation table:name="val12" table:condition="of:cell-content-is-in-list(&quot;Null&quot;;&quot;Not Null&quot;)" table:allow-empty-cell="true" table:display-list="unsorted" table:base-cell-address="'4. 알림'.H13">
          <table:error-message table:message-type="stop" table:display="true"/>
        </table:content-validation>
        <table:content-validation table:name="val13" table:condition="of:cell-content-is-in-list(&quot;PathVariable&quot;;&quot;QueryString&quot;;&quot;FormData&quot;;&quot;JsonBody&quot;;&quot;Response&quot;)" table:allow-empty-cell="true" table:display-list="unsorted" table:base-cell-address="'5. 어드민'.B13">
          <table:error-message table:message-type="stop" table:display="true"/>
        </table:content-validation>
        <table:content-validation table:name="val14" table:condition="of:cell-content-is-in-list(&quot;GET&quot;;&quot;POST&quot;;&quot;PUT&quot;;&quot;DELETE&quot;;&quot;PATCH&quot;)" table:allow-empty-cell="true" table:display-list="unsorted" table:base-cell-address="'5. 어드민'.C10">
          <table:error-message table:message-type="stop" table:display="true"/>
        </table:content-validation>
        <table:content-validation table:name="val15" table:condition="of:cell-content-is-in-list(&quot;Null&quot;;&quot;Not Null&quot;)" table:allow-empty-cell="true" table:display-list="unsorted" table:base-cell-address="'5. 어드민'.H13">
          <table:error-message table:message-type="stop" table:display="true"/>
        </table:content-validation>
        <table:content-validation table:name="val16" table:condition="of:cell-content-is-in-list(&quot;PathVariable&quot;;&quot;QueryString&quot;;&quot;FormData&quot;;&quot;JsonBody&quot;;&quot;Response&quot;)" table:allow-empty-cell="true" table:display-list="unsorted" table:base-cell-address="'6. 자연어처리'.B13">
          <table:error-message table:message-type="stop" table:display="true"/>
        </table:content-validation>
        <table:content-validation table:name="val17" table:condition="of:cell-content-is-in-list(&quot;GET&quot;;&quot;POST&quot;;&quot;PUT&quot;;&quot;DELETE&quot;)" table:allow-empty-cell="true" table:display-list="unsorted" table:base-cell-address="'6. 자연어처리'.C10">
          <table:error-message table:message-type="stop" table:display="true"/>
        </table:content-validation>
        <table:content-validation table:name="val18" table:condition="of:cell-content-is-in-list(&quot;Null&quot;;&quot;Not Null&quot;)" table:allow-empty-cell="true" table:display-list="unsorted" table:base-cell-address="'6. 자연어처리'.H13">
          <table:error-message table:message-type="stop" table:display="true"/>
        </table:content-validation>
        <table:content-validation table:name="val19" table:condition="of:cell-content-is-in-list(&quot;PathVariable&quot;;&quot;QueryString&quot;;&quot;FormData&quot;;&quot;JsonBody&quot;;&quot;Response&quot;)" table:allow-empty-cell="true" table:display-list="unsorted" table:base-cell-address="양식.B13">
          <table:error-message table:message-type="stop" table:display="true"/>
        </table:content-validation>
        <table:content-validation table:name="val20" table:condition="of:cell-content-is-in-list(&quot;GET&quot;;&quot;POST&quot;;&quot;PUT&quot;;&quot;DELETE&quot;)" table:allow-empty-cell="true" table:display-list="unsorted" table:base-cell-address="양식.C10">
          <table:error-message table:message-type="stop" table:display="true"/>
        </table:content-validation>
        <table:content-validation table:name="val21" table:condition="of:cell-content-is-in-list(&quot;Null&quot;;&quot;Not Null&quot;)" table:allow-empty-cell="true" table:display-list="unsorted" table:base-cell-address="양식.H13">
          <table:error-message table:message-type="stop" table:display="true"/>
        </table:content-validation>
      </table:content-validations>
      <table:table table:name="1. 인증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꾹꾹: 인터페이스 정의서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2" table:number-rows-spanned="1">
            <text:p>버전</text:p>
          </table:table-cell>
          <table:covered-table-cell table:style-name="ce8"/>
          <table:table-cell table:style-name="ce16" office:value-type="float" office:value="0.1" calcext:value-type="float">
            <text:p>0.1</text:p>
          </table:table-cell>
          <table:table-cell table:style-name="ce16" office:value-type="string" calcext:value-type="string">
            <text:p>날짜</text:p>
          </table:table-cell>
          <table:table-cell table:style-name="ce27" office:value-type="date" office:date-value="2023-04-11" calcext:value-type="date">
            <text:p>2023-04-11</text:p>
          </table:table-cell>
          <table:table-cell table:style-name="ce28" office:value-type="string" calcext:value-type="string">
            <text:p>작성</text:p>
          </table:table-cell>
          <table:table-cell table:style-name="ce31" office:value-type="string" calcext:value-type="string" table:number-columns-spanned="3" table:number-rows-spanned="1">
            <text:p>@noblesswan, @onehuts, @0tak2, @gkswotjd45</text:p>
          </table:table-cell>
          <table:covered-table-cell table:number-columns-repeated="2" table:style-name="ce21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2" table:number-rows-spanned="1">
            <text:p>도메인</text:p>
          </table:table-cell>
          <table:covered-table-cell table:style-name="ce9"/>
          <table:table-cell table:style-name="ce17" office:value-type="string" calcext:value-type="string" table:number-columns-spanned="7" table:number-rows-spanned="1">
            <text:p>auth</text:p>
          </table:table-cell>
          <table:covered-table-cell table:number-columns-repeated="5" table:style-name="ce23"/>
          <table:covered-table-cell table:style-name="ce3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6" office:value-type="string" calcext:value-type="string">
            <text:p>인증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1.1</text:p>
          </table:table-cell>
          <table:table-cell table:style-name="ce6" office:value-type="string" calcext:value-type="string">
            <text:p>로그인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1.1.1</text:p>
          </table:table-cell>
          <table:table-cell table:style-name="ce6" office:value-type="string" calcext:value-type="string">
            <text:p>일반 로그인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11" office:value-type="string" calcext:value-type="string" table:number-columns-spanned="2" table:number-rows-spanned="1">
            <text:p>AD001</text:p>
          </table:table-cell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9" office:value-type="string" calcext:value-type="string" table:number-columns-spanned="4" table:number-rows-spanned="1">
            <text:p>일반 로그인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2" office:value-type="string" calcext:value-type="string" table:number-columns-spanned="2" table:number-rows-spanned="1">
            <text:p>POS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uth/login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회원 아이디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회원 비밀번호</text:p>
          </table:table-cell>
          <table:table-cell table:style-name="ce11" office:value-type="string" calcext:value-type="string">
            <text:p>/memberPw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/>
          <table:table-cell table:style-name="ce11" table:number-columns-repeated="4"/>
          <table:table-cell table:style-name="ce22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3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로그인 정보</text:p>
          </table:table-cell>
          <table:table-cell table:style-name="ce11" office:value-type="string" calcext:value-type="string">
            <text:p>data</text:p>
          </table:table-cell>
          <table:table-cell table:style-name="ce22" table:number-columns-repeated="2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1"/>
          <table:table-cell table:style-name="ce11" office:value-type="string" calcext:value-type="string">
            <text:p>액세스 토큰</text:p>
          </table:table-cell>
          <table:table-cell table:style-name="ce11" office:value-type="string" calcext:value-type="string">
            <text:p>data.accessToken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1"/>
          <table:table-cell table:style-name="ce11" office:value-type="string" calcext:value-type="string">
            <text:p>리프레시 토큰</text:p>
          </table:table-cell>
          <table:table-cell table:style-name="ce11" office:value-type="string" calcext:value-type="string">
            <text:p>data.refreshToken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1"/>
          <table:table-cell table:style-name="ce11" office:value-type="string" calcext:value-type="string">
            <text:p>회원 정보</text:p>
          </table:table-cell>
          <table:table-cell table:style-name="ce11" office:value-type="string" calcext:value-type="string">
            <text:p>data.memberInfo</text:p>
          </table:table-cell>
          <table:table-cell table:style-name="ce22" table:number-columns-repeated="2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 table:number-columns-repeated="9"/>
          <table:table-cell table:style-name="ce6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1.1.2</text:p>
          </table:table-cell>
          <table:table-cell table:style-name="ce14" office:value-type="string" calcext:value-type="string">
            <text:p>로그인 (카카오 로그인)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인터페이스 ID</text:p>
          </table:table-cell>
          <table:table-cell table:style-name="ce11" table:number-columns-spanned="2" table:number-rows-spanned="1"/>
          <table:covered-table-cell table:style-name="ce24"/>
          <table:table-cell table:style-name="ce20" office:value-type="string" calcext:value-type="string">
            <text:p>인터페이스 명</text:p>
          </table:table-cell>
          <table:table-cell table:style-name="ce20" office:value-type="string" calcext:value-type="string" table:number-columns-spanned="4" table:number-rows-spanned="1">
            <text:p>카카오 로그인</text:p>
          </table:table-cell>
          <table:covered-table-cell table:number-columns-repeated="2" table:style-name="ce21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HTTP METHOD</text:p>
          </table:table-cell>
          <table:table-cell table:style-name="ce20" table:content-validation-name="val2" office:value-type="string" calcext:value-type="string" table:number-columns-spanned="2" table:number-rows-spanned="1">
            <text:p>GET</text:p>
          </table:table-cell>
          <table:covered-table-cell table:style-name="ce26"/>
          <table:table-cell table:style-name="ce20" office:value-type="string" calcext:value-type="string">
            <text:p>HTTP URI</text:p>
          </table:table-cell>
          <table:table-cell table:style-name="ce20" office:value-type="string" calcext:value-type="string" table:number-columns-spanned="4" table:number-rows-spanned="1">
            <text:p>/ap/auth/social/kakao</text:p>
          </table:table-cell>
          <table:covered-table-cell table:number-columns-repeated="2" table:style-name="ce21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21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구분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논리적 이름</text:p>
          </table:table-cell>
          <table:table-cell table:style-name="ce20" office:value-type="string" calcext:value-type="string">
            <text:p>실제 키</text:p>
          </table:table-cell>
          <table:table-cell table:style-name="ce20" office:value-type="string" calcext:value-type="string">
            <text:p>데이터 타입</text:p>
          </table:table-cell>
          <table:table-cell table:style-name="ce20" office:value-type="string" calcext:value-type="string">
            <text:p>길이 제한</text:p>
          </table:table-cell>
          <table:table-cell table:style-name="ce20" office:value-type="string" calcext:value-type="string">
            <text:p>Nullable</text:p>
          </table:table-cell>
          <table:table-cell table:style-name="ce20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JsonBody</text:p>
          </table:table-cell>
          <table:table-cell table:style-name="ce20"/>
          <table:table-cell table:style-name="ce20" office:value-type="string" calcext:value-type="string">
            <text:p>카카오 권한 토큰</text:p>
          </table:table-cell>
          <table:table-cell table:style-name="ce20" office:value-type="string" calcext:value-type="string">
            <text:p>AccessToken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 office:value-type="string" calcext:value-type="string">
            <text:p>Not Null</text:p>
          </table:table-cell>
          <table:table-cell table:style-name="ce20"/>
          <table:table-cell table:number-columns-repeated="1015"/>
        </table:table-row>
        <table:table-row table:style-name="ro1">
          <table:table-cell/>
          <table:table-cell table:style-name="ce13" table:content-validation-name="val1"/>
          <table:table-cell table:style-name="ce20" table:number-columns-repeated="5"/>
          <table:table-cell table:style-name="ce20" table:content-validation-name="val3"/>
          <table:table-cell table:style-name="ce20"/>
          <table:table-cell table:number-columns-repeated="1015"/>
        </table:table-row>
        <table:table-row table:style-name="ro1" table:number-rows-repeated="2">
          <table:table-cell/>
          <table:table-cell table:style-name="ce13" table:content-validation-name="val1"/>
          <table:table-cell table:style-name="ce20" table:number-columns-repeated="5"/>
          <table:table-cell table:style-name="ce20" table:content-validation-name="val3"/>
          <table:table-cell table:style-name="ce20"/>
          <table:table-cell table:number-columns-repeated="1015"/>
        </table:table-row>
        <table:table-row table:style-name="ro1" table:number-rows-repeated="4">
          <table:table-cell/>
          <table:table-cell table:style-name="ce13" table:content-validation-name="val1"/>
          <table:table-cell table:style-name="ce20" table:number-columns-repeated="5"/>
          <table:table-cell table:style-name="ce20" table:content-validation-name="val3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0" table:content-validation-name="val3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로그인 정보</text:p>
          </table:table-cell>
          <table:table-cell table:style-name="ce11" office:value-type="string" calcext:value-type="string">
            <text:p>data</text:p>
          </table:table-cell>
          <table:table-cell table:style-name="ce22" table:number-columns-repeated="2"/>
          <table:table-cell table:style-name="ce20" table:content-validation-name="val3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1"/>
          <table:table-cell table:style-name="ce11" office:value-type="string" calcext:value-type="string">
            <text:p>액세스 토큰</text:p>
          </table:table-cell>
          <table:table-cell table:style-name="ce11" office:value-type="string" calcext:value-type="string">
            <text:p>data.accessToken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20" table:content-validation-name="val3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1"/>
          <table:table-cell table:style-name="ce11" office:value-type="string" calcext:value-type="string">
            <text:p>리프레시 토큰</text:p>
          </table:table-cell>
          <table:table-cell table:style-name="ce11" office:value-type="string" calcext:value-type="string">
            <text:p>data.refreshToken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20" table:content-validation-name="val3"/>
          <table:table-cell table:style-name="ce20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1.1.3</text:p>
          </table:table-cell>
          <table:table-cell table:style-name="ce6" office:value-type="string" calcext:value-type="string">
            <text:p>카카오 권한 토큰 받기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인터페이스 ID</text:p>
          </table:table-cell>
          <table:table-cell table:style-name="ce11" table:number-columns-spanned="2" table:number-rows-spanned="1"/>
          <table:covered-table-cell table:style-name="ce24"/>
          <table:table-cell table:style-name="ce20" office:value-type="string" calcext:value-type="string">
            <text:p>인터페이스 명</text:p>
          </table:table-cell>
          <table:table-cell table:style-name="ce20" office:value-type="string" calcext:value-type="string" table:number-columns-spanned="4" table:number-rows-spanned="1">
            <text:p>카카오 권한 토큰 받기</text:p>
          </table:table-cell>
          <table:covered-table-cell table:number-columns-repeated="2" table:style-name="ce21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HTTP METHOD</text:p>
          </table:table-cell>
          <table:table-cell table:style-name="ce20" table:content-validation-name="val2" office:value-type="string" calcext:value-type="string" table:number-columns-spanned="2" table:number-rows-spanned="1">
            <text:p>POST</text:p>
          </table:table-cell>
          <table:covered-table-cell table:style-name="ce26"/>
          <table:table-cell table:style-name="ce20" office:value-type="string" calcext:value-type="string">
            <text:p>HTTP URI</text:p>
          </table:table-cell>
          <table:table-cell table:style-name="ce30" office:value-type="string" calcext:value-type="string" table:number-columns-spanned="4" table:number-rows-spanned="1">
            <text:p><text:a xlink:href="https://app.ggukgguk.online/login/kakao-redirect" xlink:type="simple">https://app.ggukgguk.online/login/kakao-redirect</text:a></text:p>
          </table:table-cell>
          <table:covered-table-cell table:number-columns-repeated="2" table:style-name="ce21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21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구분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논리적 이름</text:p>
          </table:table-cell>
          <table:table-cell table:style-name="ce20" office:value-type="string" calcext:value-type="string">
            <text:p>실제 키</text:p>
          </table:table-cell>
          <table:table-cell table:style-name="ce20" office:value-type="string" calcext:value-type="string">
            <text:p>데이터 타입</text:p>
          </table:table-cell>
          <table:table-cell table:style-name="ce20" office:value-type="string" calcext:value-type="string">
            <text:p>길이 제한</text:p>
          </table:table-cell>
          <table:table-cell table:style-name="ce20" office:value-type="string" calcext:value-type="string">
            <text:p>Nullable</text:p>
          </table:table-cell>
          <table:table-cell table:style-name="ce20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QueryString</text:p>
          </table:table-cell>
          <table:table-cell table:style-name="ce20"/>
          <table:table-cell table:style-name="ce20" office:value-type="string" calcext:value-type="string">
            <text:p>권한 타입</text:p>
          </table:table-cell>
          <table:table-cell table:style-name="ce20" office:value-type="string" calcext:value-type="string">
            <text:p>grant_typ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 office:value-type="string" calcext:value-type="string">
            <text:p>Not Null</text:p>
          </table:table-cell>
          <table:table-cell table:style-name="ce20" office:value-type="string" calcext:value-type="string">
            <text:p>"authorization_code"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QueryString</text:p>
          </table:table-cell>
          <table:table-cell table:style-name="ce20"/>
          <table:table-cell table:style-name="ce20" office:value-type="string" calcext:value-type="string">
            <text:p>카카오 RESTAPI 키</text:p>
          </table:table-cell>
          <table:table-cell table:style-name="ce20" office:value-type="string" calcext:value-type="string">
            <text:p>client_id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 office:value-type="string" calcext:value-type="string">
            <text:p>Not Null</text:p>
          </table:table-cell>
          <table:table-cell table:style-name="ce20" office:value-type="string" calcext:value-type="string">
            <text:p>88ae00c6ba4b777f197c6d3b5c972acd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QueryString</text:p>
          </table:table-cell>
          <table:table-cell table:style-name="ce20"/>
          <table:table-cell table:style-name="ce20" office:value-type="string" calcext:value-type="string">
            <text:p>리다이렉트 주소</text:p>
          </table:table-cell>
          <table:table-cell table:style-name="ce20" office:value-type="string" calcext:value-type="string">
            <text:p>redirect_uri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 office:value-type="string" calcext:value-type="string">
            <text:p>Not Null</text:p>
          </table:table-cell>
          <table:table-cell table:style-name="ce30" office:value-type="string" calcext:value-type="string">
            <text:p><text:a xlink:href="https://app.ggukgguk.online/login/kakao-redirect" xlink:type="simple">https://app.ggukgguk.online/login/kakao-redirect</text:a>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QueryString</text:p>
          </table:table-cell>
          <table:table-cell table:style-name="ce20"/>
          <table:table-cell table:style-name="ce20" office:value-type="string" calcext:value-type="string">
            <text:p>인증 코드 </text:p>
          </table:table-cell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 office:value-type="string" calcext:value-type="string">
            <text:p>Not Null</text:p>
          </table:table-cell>
          <table:table-cell table:style-name="ce20" office:value-type="string" calcext:value-type="string">
            <text:p>카카오에서 로그인 후 리다이렉트 주소에 붙는 인증 코드 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"/>
          <table:table-cell table:style-name="ce20" table:number-columns-repeated="5"/>
          <table:table-cell table:style-name="ce20" table:content-validation-name="val3"/>
          <table:table-cell table:style-name="ce30" office:value-type="string" calcext:value-type="string">
            <text:p><text:a xlink:href="https://app.ggukgguk.online/login/kakao-redirect?%5Eedd325" xlink:type="simple">https://app.ggukgguk.online/login/kakao-redirect?^edd325</text:a></text:p>
          </table:table-cell>
          <table:table-cell table:number-columns-repeated="1015"/>
        </table:table-row>
        <table:table-row table:style-name="ro1" table:number-rows-repeated="4">
          <table:table-cell/>
          <table:table-cell table:style-name="ce13" table:content-validation-name="val1"/>
          <table:table-cell table:style-name="ce20" table:number-columns-repeated="5"/>
          <table:table-cell table:style-name="ce20" table:content-validation-name="val3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0" table:content-validation-name="val3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9" office:value-type="float" office:value="3" calcext:value-type="float">
            <text:p>3</text:p>
          </table:table-cell>
          <table:table-cell table:style-name="ce11" office:value-type="string" calcext:value-type="string">
            <text:p>액세스 토큰</text:p>
          </table:table-cell>
          <table:table-cell table:style-name="ce11" office:value-type="string" calcext:value-type="string">
            <text:p>data.accessToken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20" table:content-validation-name="val3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9" office:value-type="float" office:value="4" calcext:value-type="float">
            <text:p>4</text:p>
          </table:table-cell>
          <table:table-cell table:style-name="ce11" office:value-type="string" calcext:value-type="string">
            <text:p>리프레시 토큰</text:p>
          </table:table-cell>
          <table:table-cell table:style-name="ce11" office:value-type="string" calcext:value-type="string">
            <text:p>data.refreshToken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20" table:content-validation-name="val3"/>
          <table:table-cell table:style-name="ce20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1.1.4</text:p>
          </table:table-cell>
          <table:table-cell table:style-name="ce6" office:value-type="string" calcext:value-type="string">
            <text:p>로그인 (구글 로그인)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구글 로그인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2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uth/social/google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QueryString</text:p>
          </table:table-cell>
          <table:table-cell table:style-name="ce11"/>
          <table:table-cell table:style-name="ce11" office:value-type="string" calcext:value-type="string">
            <text:p>구글 권한 코드</text:p>
          </table:table-cell>
          <table:table-cell table:style-name="ce11" office:value-type="string" calcext:value-type="string">
            <text:p>AccessToken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"/>
          <table:table-cell table:style-name="ce11" table:number-columns-repeated="4"/>
          <table:table-cell table:style-name="ce22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 table:number-rows-repeated="4">
          <table:table-cell/>
          <table:table-cell table:style-name="ce11" table:content-validation-name="val1"/>
          <table:table-cell table:style-name="ce11"/>
          <table:table-cell table:style-name="ce22" table:number-columns-repeated="4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처리 상태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로그인 정보</text:p>
          </table:table-cell>
          <table:table-cell table:style-name="ce20" office:value-type="string" calcext:value-type="string">
            <text:p>data</text:p>
          </table:table-cell>
          <table:table-cell table:style-name="ce20" table:number-columns-repeated="2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20"/>
          <table:table-cell table:style-name="ce20" office:value-type="string" calcext:value-type="string">
            <text:p>엑세스 토큰</text:p>
          </table:table-cell>
          <table:table-cell table:style-name="ce20" office:value-type="string" calcext:value-type="string">
            <text:p>data_accessToken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5" table:content-validation-name="val3"/>
          <table:table-cell table:style-name="ce25"/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20"/>
          <table:table-cell table:style-name="ce20" office:value-type="string" calcext:value-type="string">
            <text:p>리프레시 토큰</text:p>
          </table:table-cell>
          <table:table-cell table:style-name="ce20" office:value-type="string" calcext:value-type="string">
            <text:p>data_reflashToken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20"/>
          <table:table-cell table:style-name="ce20" office:value-type="string" calcext:value-type="string">
            <text:p>카카오 사용자 정보</text:p>
          </table:table-cell>
          <table:table-cell table:style-name="ce20" office:value-type="string" calcext:value-type="string">
            <text:p>data.memberInfo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1.1.5</text:p>
          </table:table-cell>
          <table:table-cell table:style-name="ce6" office:value-type="string" calcext:value-type="string">
            <text:p>구글 권한 토큰 받기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구글 로그인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2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uth/social/google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QueryString</text:p>
          </table:table-cell>
          <table:table-cell table:style-name="ce11"/>
          <table:table-cell table:style-name="ce11" office:value-type="string" calcext:value-type="string">
            <text:p>구글 REST_API 키</text:p>
          </table:table-cell>
          <table:table-cell table:style-name="ce11" office:value-type="string" calcext:value-type="string">
            <text:p>client_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QueryString</text:p>
          </table:table-cell>
          <table:table-cell table:style-name="ce11"/>
          <table:table-cell table:style-name="ce11" office:value-type="string" calcext:value-type="string">
            <text:p>구글 클라우드 키</text:p>
          </table:table-cell>
          <table:table-cell table:style-name="ce11" office:value-type="string" calcext:value-type="string">
            <text:p>client_secret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QueryString</text:p>
          </table:table-cell>
          <table:table-cell table:style-name="ce11"/>
          <table:table-cell table:style-name="ce11" office:value-type="string" calcext:value-type="string">
            <text:p>인증코드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QueryString</text:p>
          </table:table-cell>
          <table:table-cell table:style-name="ce11"/>
          <table:table-cell table:style-name="ce11" office:value-type="string" calcext:value-type="string">
            <text:p>권한 타입</text:p>
          </table:table-cell>
          <table:table-cell table:style-name="ce11" office:value-type="string" calcext:value-type="string">
            <text:p>grant_type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QueryString</text:p>
          </table:table-cell>
          <table:table-cell table:style-name="ce11"/>
          <table:table-cell table:style-name="ce11" office:value-type="string" calcext:value-type="string">
            <text:p>리다이렉트 주소</text:p>
          </table:table-cell>
          <table:table-cell table:style-name="ce11" office:value-type="string" calcext:value-type="string">
            <text:p>redirect_uri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/>
          <table:table-cell table:style-name="ce11"/>
          <table:table-cell table:style-name="ce22" table:number-columns-repeated="2"/>
          <table:table-cell table:style-name="ce11"/>
          <table:table-cell table:style-name="ce22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/>
          <table:table-cell table:style-name="ce11"/>
          <table:table-cell table:style-name="ce22" table:number-columns-repeated="4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 table:number-rows-repeated="2">
          <table:table-cell/>
          <table:table-cell table:style-name="ce11" table:content-validation-name="val1"/>
          <table:table-cell table:style-name="ce11"/>
          <table:table-cell table:style-name="ce22" table:number-columns-repeated="4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처리 상태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엑세스 토큰</text:p>
          </table:table-cell>
          <table:table-cell table:style-name="ce20" office:value-type="string" calcext:value-type="string">
            <text:p>data_accessToken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5" table:content-validation-name="val3"/>
          <table:table-cell table:style-name="ce25"/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20" office:value-type="float" office:value="3" calcext:value-type="float">
            <text:p>3</text:p>
          </table:table-cell>
          <table:table-cell table:style-name="ce11" office:value-type="string" calcext:value-type="string">
            <text:p>토큰 타입</text:p>
          </table:table-cell>
          <table:table-cell table:style-name="ce11" office:value-type="string" calcext:value-type="string">
            <text:p>token_typ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사용자 정보 범위</text:p>
          </table:table-cell>
          <table:table-cell table:style-name="ce20" office:value-type="string" calcext:value-type="string">
            <text:p>scop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11" table:content-validation-name="val3"/>
          <table:table-cell table:style-name="ce11" office:value-type="string" calcext:value-type="string">
            <text:p>"https://www.googleapis.com/auth/userinfo.email openid https://www.googleapis.com/auth/userinfo.profile"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1.2</text:p>
          </table:table-cell>
          <table:table-cell table:style-name="ce6" office:value-type="string" calcext:value-type="string">
            <text:p>로그아웃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.2.1</text:p>
          </table:table-cell>
          <table:table-cell table:style-name="ce6" office:value-type="string" calcext:value-type="string">
            <text:p>로그아웃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로그아웃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2" office:value-type="string" calcext:value-type="string" table:number-columns-spanned="2" table:number-rows-spanned="1">
            <text:p>POS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uth/logout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회원 아이디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11" office:value-type="string" calcext:value-type="string">
            <text:p>소셜 로그인의 경우에만 요청.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소셜 종류</text:p>
          </table:table-cell>
          <table:table-cell table:style-name="ce11" office:value-type="string" calcext:value-type="string">
            <text:p>social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2">
          <table:table-cell/>
          <table:table-cell table:style-name="ce11" table:content-validation-name="val1"/>
          <table:table-cell table:style-name="ce11" table:number-columns-repeated="4"/>
          <table:table-cell table:style-name="ce22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 table:number-rows-repeated="7">
          <table:table-cell/>
          <table:table-cell table:style-name="ce11" table:content-validation-name="val1"/>
          <table:table-cell table:style-name="ce11"/>
          <table:table-cell table:style-name="ce22" table:number-columns-repeated="4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3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1.3</text:p>
          </table:table-cell>
          <table:table-cell table:style-name="ce6" office:value-type="string" calcext:value-type="string">
            <text:p>회원가입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.3.1</text:p>
          </table:table-cell>
          <table:table-cell table:style-name="ce6" office:value-type="string" calcext:value-type="string">
            <text:p>회원가입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회원가입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2" office:value-type="string" calcext:value-type="string" table:number-columns-spanned="2" table:number-rows-spanned="1">
            <text:p>POS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uth/register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회원 아이디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11" office:value-type="string" calcext:value-type="string">
            <text:p>일반 회원가입의 경우. 소셜 회원가입 제외.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회원 비밀번호</text:p>
          </table:table-cell>
          <table:table-cell table:style-name="ce11" office:value-type="string" calcext:value-type="string">
            <text:p>memberPw</text:p>
          </table:table-cell>
          <table:table-cell table:style-name="ce11" office:value-type="string" calcext:value-type="string">
            <text:p>Date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회원 이름</text:p>
          </table:table-cell>
          <table:table-cell table:style-name="ce11" office:value-type="string" calcext:value-type="string">
            <text:p>memberName</text:p>
          </table:table-cell>
          <table:table-cell table:style-name="ce11" office:value-type="string" calcext:value-type="string">
            <text:p>Date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회원 별명</text:p>
          </table:table-cell>
          <table:table-cell table:style-name="ce11" office:value-type="string" calcext:value-type="string">
            <text:p>memberNickname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회원 이메일</text:p>
          </table:table-cell>
          <table:table-cell table:style-name="ce11" office:value-type="string" calcext:value-type="string">
            <text:p>memberEmail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회원 연락처</text:p>
          </table:table-cell>
          <table:table-cell table:style-name="ce11" office:value-type="string" calcext:value-type="string">
            <text:p>memberPhone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회원 생년월일</text:p>
          </table:table-cell>
          <table:table-cell table:style-name="ce11" office:value-type="string" calcext:value-type="string">
            <text:p>memberBirth</text:p>
          </table:table-cell>
          <table:table-cell table:style-name="ce11" office:value-type="string" calcext:value-type="string">
            <text:p>Date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회원 권한</text:p>
          </table:table-cell>
          <table:table-cell table:style-name="ce11" office:value-type="string" calcext:value-type="string">
            <text:p>memberAuthority</text:p>
          </table:table-cell>
          <table:table-cell table:style-name="ce11" office:value-type="string" calcext:value-type="string">
            <text:p>Date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2">
          <table:table-cell/>
          <table:table-cell table:style-name="ce11" table:content-validation-name="val1"/>
          <table:table-cell table:style-name="ce18"/>
          <table:table-cell table:style-name="ce25" table:number-columns-repeated="4"/>
          <table:table-cell table:style-name="ce25" table:content-validation-name="val3"/>
          <table:table-cell table:style-name="ce25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3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1.3.2</text:p>
          </table:table-cell>
          <table:table-cell table:style-name="ce6" office:value-type="string" calcext:value-type="string">
            <text:p>아이디 중복 검사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아이디 중복검사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2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uth/exist/{member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PathVariabl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회원 아이디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"/>
          <table:table-cell table:style-name="ce11" table:number-columns-repeated="4"/>
          <table:table-cell table:style-name="ce22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 table:number-rows-repeated="5">
          <table:table-cell/>
          <table:table-cell table:style-name="ce11" table:content-validation-name="val1"/>
          <table:table-cell table:style-name="ce11"/>
          <table:table-cell table:style-name="ce22" table:number-columns-repeated="4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/>
          <table:table-cell table:style-name="ce11"/>
          <table:table-cell table:style-name="ce22" table:number-columns-repeated="4"/>
          <table:table-cell table:style-name="ce11" table:content-validation-name="val3"/>
          <table:table-cell table:style-name="ce22"/>
          <table:table-cell table:number-columns-repeated="5"/>
          <table:table-cell table:style-name="ce6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/>
          <table:table-cell table:style-name="ce11" table:content-validation-name="val1"/>
          <table:table-cell table:style-name="ce11"/>
          <table:table-cell table:style-name="ce22" table:number-columns-repeated="4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3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1.3.3</text:p>
          </table:table-cell>
          <table:table-cell table:style-name="ce6" office:value-type="string" calcext:value-type="string">
            <text:p>회원 가입 시 메일 인증코드 요청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회원 가입 시 메일 인증코드 요청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2" office:value-type="string" calcext:value-type="string" table:number-columns-spanned="2" table:number-rows-spanned="1">
            <text:p>POS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uth/mailCertification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이메일 주소</text:p>
          </table:table-cell>
          <table:table-cell table:style-name="ce11" office:value-type="string" calcext:value-type="string">
            <text:p>sendTo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"/>
          <table:table-cell table:style-name="ce11" table:number-columns-repeated="4"/>
          <table:table-cell table:style-name="ce22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1"/>
          <table:table-cell table:style-name="ce11"/>
          <table:table-cell table:style-name="ce22" table:number-columns-repeated="4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/>
          <table:table-cell table:style-name="ce18"/>
          <table:table-cell table:style-name="ce25" table:number-columns-repeated="4"/>
          <table:table-cell table:style-name="ce25" table:content-validation-name="val3"/>
          <table:table-cell table:style-name="ce25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3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1.4</text:p>
          </table:table-cell>
          <table:table-cell table:style-name="ce6" office:value-type="string" calcext:value-type="string">
            <text:p>회원정보 찾기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.4.1</text:p>
          </table:table-cell>
          <table:table-cell table:style-name="ce6" office:value-type="string" calcext:value-type="string">
            <text:p>아이디 찾기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아이디 찾기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2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uth/{이메일 주소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PathVariabl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이메일 주소</text:p>
          </table:table-cell>
          <table:table-cell table:style-name="ce11" office:value-type="string" calcext:value-type="string">
            <text:p>memberAddress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"/>
          <table:table-cell table:style-name="ce11" table:number-columns-repeated="4"/>
          <table:table-cell table:style-name="ce22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1"/>
          <table:table-cell table:style-name="ce11"/>
          <table:table-cell table:style-name="ce22" table:number-columns-repeated="4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3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string" calcext:value-type="string">
            <text:p>회원정보</text:p>
          </table:table-cell>
          <table:table-cell table:style-name="ce20" office:value-type="string" calcext:value-type="string">
            <text:p>response</text:p>
          </table:table-cell>
          <table:table-cell table:style-name="ce20" office:value-type="string" calcext:value-type="string">
            <text:p>Member</text:p>
          </table:table-cell>
          <table:table-cell table:style-name="ce20"/>
          <table:table-cell table:style-name="ce20" table:content-validation-name="val3"/>
          <table:table-cell table:style-name="ce20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1.4.2</text:p>
          </table:table-cell>
          <table:table-cell table:style-name="ce6" office:value-type="string" calcext:value-type="string">
            <text:p>비밀번호 찾기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비밀번호 찾기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2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uth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회원 아이디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이메일 주소</text:p>
          </table:table-cell>
          <table:table-cell table:style-name="ce11" office:value-type="string" calcext:value-type="string">
            <text:p>memberAddress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2">
          <table:table-cell/>
          <table:table-cell table:style-name="ce11" table:content-validation-name="val1"/>
          <table:table-cell table:style-name="ce11" table:number-columns-repeated="4"/>
          <table:table-cell table:style-name="ce22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 table:number-rows-repeated="7">
          <table:table-cell/>
          <table:table-cell table:style-name="ce11" table:content-validation-name="val1"/>
          <table:table-cell table:style-name="ce11"/>
          <table:table-cell table:style-name="ce22" table:number-columns-repeated="4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3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1.4.3</text:p>
          </table:table-cell>
          <table:table-cell table:style-name="ce6" office:value-type="string" calcext:value-type="string">
            <text:p>비밀번호 찾기 인증코드 요청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비밀번호 찾기 인증코드 요청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2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api/auth/mailCertificationPw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회원 이메일</text:p>
          </table:table-cell>
          <table:table-cell table:style-name="ce11" office:value-type="string" calcext:value-type="string">
            <text:p>sendTo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/>
          <table:table-cell table:style-name="ce11" table:number-columns-repeated="4"/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2">
          <table:table-cell/>
          <table:table-cell table:style-name="ce11" table:content-validation-name="val1"/>
          <table:table-cell table:style-name="ce11" table:number-columns-repeated="4"/>
          <table:table-cell table:style-name="ce22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 table:number-rows-repeated="7">
          <table:table-cell/>
          <table:table-cell table:style-name="ce11" table:content-validation-name="val1"/>
          <table:table-cell table:style-name="ce11"/>
          <table:table-cell table:style-name="ce22" table:number-columns-repeated="4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3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1.4.4</text:p>
          </table:table-cell>
          <table:table-cell table:style-name="ce6" office:value-type="string" calcext:value-type="string">
            <text:p>비밀번호 찾기 인증 코드 확인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비밀번호 찾기 인증 코드 확인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2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uth/mailCertificationNumberCheck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인증 코드 </text:p>
          </table:table-cell>
          <table:table-cell table:style-name="ce11" office:value-type="string" calcext:value-type="string">
            <text:p>certificationNumber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이메일 주소</text:p>
          </table:table-cell>
          <table:table-cell table:style-name="ce11" office:value-type="string" calcext:value-type="string">
            <text:p>sendTo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2">
          <table:table-cell/>
          <table:table-cell table:style-name="ce11" table:content-validation-name="val1"/>
          <table:table-cell table:style-name="ce11" table:number-columns-repeated="4"/>
          <table:table-cell table:style-name="ce22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1"/>
          <table:table-cell table:style-name="ce11"/>
          <table:table-cell table:style-name="ce22" table:number-columns-repeated="4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/>
          <table:table-cell table:style-name="ce18"/>
          <table:table-cell table:style-name="ce25" table:number-columns-repeated="4"/>
          <table:table-cell table:style-name="ce25" table:content-validation-name="val3"/>
          <table:table-cell table:style-name="ce25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3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1.4.5</text:p>
          </table:table-cell>
          <table:table-cell table:style-name="ce6" office:value-type="string" calcext:value-type="string">
            <text:p>비밀번호 변경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비밀번호 변경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2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uth/editPw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이메일주소</text:p>
          </table:table-cell>
          <table:table-cell table:style-name="ce11" office:value-type="string" calcext:value-type="string">
            <text:p>memberEmail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JsonBod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비밀번호 변경</text:p>
          </table:table-cell>
          <table:table-cell table:style-name="ce11" office:value-type="string" calcext:value-type="string">
            <text:p>memberPw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3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2">
          <table:table-cell/>
          <table:table-cell table:style-name="ce11" table:content-validation-name="val1"/>
          <table:table-cell table:style-name="ce11" table:number-columns-repeated="4"/>
          <table:table-cell table:style-name="ce22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 table:number-rows-repeated="7">
          <table:table-cell/>
          <table:table-cell table:style-name="ce11" table:content-validation-name="val1"/>
          <table:table-cell table:style-name="ce11"/>
          <table:table-cell table:style-name="ce22" table:number-columns-repeated="4"/>
          <table:table-cell table:style-name="ce11" table:content-validation-name="val3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3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3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2" table:number-rows-repeated="10482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회원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꾹꾹: 인터페이스 정의서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2" table:number-rows-spanned="1">
            <text:p>버전</text:p>
          </table:table-cell>
          <table:covered-table-cell table:style-name="ce8"/>
          <table:table-cell table:style-name="ce16" office:value-type="float" office:value="0.1" calcext:value-type="float">
            <text:p>0.1</text:p>
          </table:table-cell>
          <table:table-cell table:style-name="ce16" office:value-type="string" calcext:value-type="string">
            <text:p>날짜</text:p>
          </table:table-cell>
          <table:table-cell table:style-name="ce27" office:value-type="date" office:date-value="2023-04-11" calcext:value-type="date">
            <text:p>2023-04-11</text:p>
          </table:table-cell>
          <table:table-cell table:style-name="ce28" office:value-type="string" calcext:value-type="string">
            <text:p>작성</text:p>
          </table:table-cell>
          <table:table-cell table:style-name="ce31" office:value-type="string" calcext:value-type="string" table:number-columns-spanned="3" table:number-rows-spanned="1">
            <text:p>@noblesswan, @onehuts, @0tak2, @gkswotjd45</text:p>
          </table:table-cell>
          <table:covered-table-cell table:number-columns-repeated="2" table:style-name="ce21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2" table:number-rows-spanned="1">
            <text:p>도메인</text:p>
          </table:table-cell>
          <table:covered-table-cell table:style-name="ce9"/>
          <table:table-cell table:style-name="ce17" office:value-type="string" calcext:value-type="string" table:number-columns-spanned="7" table:number-rows-spanned="1">
            <text:p>member</text:p>
          </table:table-cell>
          <table:covered-table-cell table:number-columns-repeated="5" table:style-name="ce23"/>
          <table:covered-table-cell table:style-name="ce3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6" office:value-type="string" calcext:value-type="string">
            <text:p>회원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.1</text:p>
          </table:table-cell>
          <table:table-cell table:style-name="ce6" office:value-type="string" calcext:value-type="string">
            <text:p>회원 정보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6" office:value-type="string" calcext:value-type="string">
            <text:p>회원 정보 조회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회원 정보 조회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5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member/{member_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PathVariabl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회원아이디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6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QueryString</text:p>
          </table:table-cell>
          <table:table-cell table:style-name="ce11" table:number-columns-repeated="4"/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QueryString</text:p>
          </table:table-cell>
          <table:table-cell table:style-name="ce11" table:number-columns-repeated="4"/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FormData</text:p>
          </table:table-cell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FormData</text:p>
          </table:table-cell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FormData</text:p>
          </table:table-cell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JsonBody</text:p>
          </table:table-cell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JsonBody</text:p>
          </table:table-cell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JsonBody</text:p>
          </table:table-cell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Respon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처리 상태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boolean</text:p>
          </table:table-cell>
          <table:table-cell table:style-name="ce22"/>
          <table:table-cell table:style-name="ce11" table:content-validation-name="val6"/>
          <table:table-cell table:style-name="ce11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Respon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처리 메시지 </text:p>
          </table:table-cell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6"/>
          <table:table-cell table:style-name="ce11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회원 정보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Member</text:p>
          </table:table-cell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 table:number-columns-repeated="9"/>
          <table:table-cell table:style-name="ce6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2.1.2</text:p>
          </table:table-cell>
          <table:table-cell table:style-name="ce6" office:value-type="string" calcext:value-type="string">
            <text:p>회원 정보 수정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회원 정보 수정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5" office:value-type="string" calcext:value-type="string" table:number-columns-spanned="2" table:number-rows-spanned="1">
            <text:p>PU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member/{memberEmail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QueryStri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회원아이디</text:p>
          </table:table-cell>
          <table:table-cell table:style-name="ce11" office:value-type="string" calcext:value-type="string">
            <text:p>memberEmail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6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QueryString</text:p>
          </table:table-cell>
          <table:table-cell table:style-name="ce11" table:number-columns-repeated="4"/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QueryString</text:p>
          </table:table-cell>
          <table:table-cell table:style-name="ce11" table:number-columns-repeated="4"/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JsonBod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회원 아이디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JsonBod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회원 비밀번호</text:p>
          </table:table-cell>
          <table:table-cell table:style-name="ce11" office:value-type="string" calcext:value-type="string">
            <text:p>memberPw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6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JsonBody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회원 닉네임</text:p>
          </table:table-cell>
          <table:table-cell table:style-name="ce11" office:value-type="string" calcext:value-type="string">
            <text:p>memberNickname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JsonBody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회원 이메일</text:p>
          </table:table-cell>
          <table:table-cell table:style-name="ce11" office:value-type="string" calcext:value-type="string">
            <text:p>memberEmail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6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JsonBody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회원 휴대폰</text:p>
          </table:table-cell>
          <table:table-cell table:style-name="ce11" office:value-type="string" calcext:value-type="string">
            <text:p>memberPhone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6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JsonBody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회원 이름</text:p>
          </table:table-cell>
          <table:table-cell table:style-name="ce11" office:value-type="string" calcext:value-type="string">
            <text:p>memberName</text:p>
          </table:table-cell>
          <table:table-cell table:style-name="ce6" office:value-type="string" calcext:value-type="string">
            <text:p>String</text:p>
          </table:table-cell>
          <table:table-cell table:style-name="ce22"/>
          <table:table-cell table:style-name="ce11" table:content-validation-name="val6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JsonBody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string" calcext:value-type="string">
            <text:p>회원 생일</text:p>
          </table:table-cell>
          <table:table-cell table:style-name="ce11" office:value-type="string" calcext:value-type="string">
            <text:p>memberBirth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6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Respon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처리 상태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boolean</text:p>
          </table:table-cell>
          <table:table-cell table:style-name="ce22"/>
          <table:table-cell table:style-name="ce11" table:content-validation-name="val6"/>
          <table:table-cell table:style-name="ce11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Respon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처리 메시지 </text:p>
          </table:table-cell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6"/>
          <table:table-cell table:style-name="ce11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Response</text:p>
          </table:table-cell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2.2</text:p>
          </table:table-cell>
          <table:table-cell table:style-name="ce6" office:value-type="string" calcext:value-type="string">
            <text:p>친구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2.2.1</text:p>
          </table:table-cell>
          <table:table-cell table:style-name="ce6" office:value-type="string" calcext:value-type="string">
            <text:p>친구 목록 조회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친구 목록 조회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5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friend/list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JsonBody</text:p>
          </table:table-cell>
          <table:table-cell table:style-name="ce11"/>
          <table:table-cell table:style-name="ce11" office:value-type="string" calcext:value-type="string">
            <text:p>회원 아이디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6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2">
          <table:table-cell/>
          <table:table-cell table:style-name="ce11" table:content-validation-name="val4"/>
          <table:table-cell table:style-name="ce11" table:number-columns-repeated="4"/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4"/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Response</text:p>
          </table:table-cell>
          <table:table-cell table:style-name="ce11"/>
          <table:table-cell table:style-name="ce11" office:value-type="string" calcext:value-type="string">
            <text:p>처리 상태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boolean</text:p>
          </table:table-cell>
          <table:table-cell table:style-name="ce22"/>
          <table:table-cell table:style-name="ce11" table:content-validation-name="val6"/>
          <table:table-cell table:style-name="ce11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Response</text:p>
          </table:table-cell>
          <table:table-cell table:style-name="ce11"/>
          <table:table-cell table:style-name="ce11" office:value-type="string" calcext:value-type="string">
            <text:p>처리 메시지 </text:p>
          </table:table-cell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6"/>
          <table:table-cell table:style-name="ce11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Response</text:p>
          </table:table-cell>
          <table:table-cell table:style-name="ce11"/>
          <table:table-cell table:style-name="ce11" office:value-type="string" calcext:value-type="string">
            <text:p>친구 목록 정보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List&lt;Member&gt;</text:p>
          </table:table-cell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/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2.2.2</text:p>
          </table:table-cell>
          <table:table-cell table:style-name="ce6" office:value-type="string" calcext:value-type="string">
            <text:p>친구 추가 (친구 요청)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친구 추가(친구 요청)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5" office:value-type="string" calcext:value-type="string" table:number-columns-spanned="2" table:number-rows-spanned="1">
            <text:p>POS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friend/send/{toMember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PathVariabl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상대방 아이디</text:p>
          </table:table-cell>
          <table:table-cell table:style-name="ce11" office:value-type="string" calcext:value-type="string">
            <text:p>to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6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/>
          <table:table-cell table:style-name="ce11" office:value-type="float" office:value="1" calcext:value-type="float">
            <text:p>1</text:p>
          </table:table-cell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/>
          <table:table-cell table:style-name="ce11" office:value-type="float" office:value="2" calcext:value-type="float">
            <text:p>2</text:p>
          </table:table-cell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/>
          <table:table-cell table:style-name="ce11" office:value-type="float" office:value="3" calcext:value-type="float">
            <text:p>3</text:p>
          </table:table-cell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/>
          <table:table-cell table:style-name="ce11" office:value-type="float" office:value="1" calcext:value-type="float">
            <text:p>1</text:p>
          </table:table-cell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/>
          <table:table-cell table:style-name="ce11" office:value-type="float" office:value="2" calcext:value-type="float">
            <text:p>2</text:p>
          </table:table-cell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/>
          <table:table-cell table:style-name="ce11" office:value-type="float" office:value="3" calcext:value-type="float">
            <text:p>3</text:p>
          </table:table-cell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6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4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6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/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2.2.3</text:p>
          </table:table-cell>
          <table:table-cell table:style-name="ce6" office:value-type="string" calcext:value-type="string">
            <text:p>친구 수락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친구 수락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5" office:value-type="string" calcext:value-type="string" table:number-columns-spanned="2" table:number-rows-spanned="1">
            <text:p>POS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friend/accept/{toMember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QueryStri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친구 요청한 ID</text:p>
          </table:table-cell>
          <table:table-cell table:style-name="ce11" office:value-type="string" calcext:value-type="string">
            <text:p>to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6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4"/>
          <table:table-cell table:style-name="ce11" table:number-columns-repeated="4"/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4"/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6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4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6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/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2.2.4</text:p>
          </table:table-cell>
          <table:table-cell table:style-name="ce6" office:value-type="string" calcext:value-type="string">
            <text:p>친구 찾기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친구 찾기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5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friend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QueryStri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찾고자 하는 상대방의 일부 아이디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6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4"/>
          <table:table-cell table:style-name="ce11" table:number-columns-repeated="4"/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4"/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6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4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6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조회 결과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List&lt;member&gt;</text:p>
          </table:table-cell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 table:number-columns-repeated="4"/>
          <table:table-cell table:style-name="ce6" office:value-type="string" calcext:value-type="string">
            <text:p>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2.2.5</text:p>
          </table:table-cell>
          <table:table-cell table:style-name="ce6" office:value-type="string" calcext:value-type="string">
            <text:p>친구 차단 (친구 삭제)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친구 차단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5" office:value-type="string" calcext:value-type="string" table:number-columns-spanned="2" table:number-rows-spanned="1">
            <text:p>DELETE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friend/{toMember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QueryStri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상대방 아이디</text:p>
          </table:table-cell>
          <table:table-cell table:style-name="ce11" office:value-type="string" calcext:value-type="string">
            <text:p>to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6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4"/>
          <table:table-cell table:style-name="ce11" table:number-columns-repeated="4"/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 table:number-rows-repeated="5">
          <table:table-cell/>
          <table:table-cell table:style-name="ce11" table:content-validation-name="val4"/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/>
          <table:table-cell table:style-name="ce11"/>
          <table:table-cell table:style-name="ce22"/>
          <table:table-cell table:style-name="ce11" office:value-type="string" calcext:value-type="string">
            <text:p><text:s text:c="30"/></text:p>
          </table:table-cell>
          <table:table-cell table:style-name="ce22" table:number-columns-repeated="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/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6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4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6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2.2.6</text:p>
          </table:table-cell>
          <table:table-cell table:style-name="ce6" office:value-type="string" calcext:value-type="string">
            <text:p>나에게 친구 요청한 목록 조회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나에게 친구 요청한 목록 조회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5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friend/requestFriendlist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QueryStri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상대방 아이디</text:p>
          </table:table-cell>
          <table:table-cell table:style-name="ce11" office:value-type="string" calcext:value-type="string">
            <text:p>friendRequest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6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4"/>
          <table:table-cell table:style-name="ce11" table:number-columns-repeated="4"/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 table:number-rows-repeated="5">
          <table:table-cell/>
          <table:table-cell table:style-name="ce11" table:content-validation-name="val4"/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/>
          <table:table-cell table:style-name="ce11"/>
          <table:table-cell table:style-name="ce22"/>
          <table:table-cell table:style-name="ce11" office:value-type="string" calcext:value-type="string">
            <text:p><text:s text:c="30"/></text:p>
          </table:table-cell>
          <table:table-cell table:style-name="ce22" table:number-columns-repeated="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/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6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4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6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조회 결과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List&lt;FriendRequest&gt;</text:p>
          </table:table-cell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 table:style-name="ce33"/>
          <table:table-cell table:number-columns-repeated="1023"/>
        </table:table-row>
        <table:table-row table:style-name="ro1">
          <table:table-cell table:style-name="ce5" office:value-type="string" calcext:value-type="string">
            <text:p>2.2.7</text:p>
          </table:table-cell>
          <table:table-cell table:style-name="ce6" office:value-type="string" calcext:value-type="string">
            <text:p>친구 추가시 상대방에게 메일 전송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친구 추가시 상대방에게 메일 전송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5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friend/mailCertification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QueryStri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상대방 아이디</text:p>
          </table:table-cell>
          <table:table-cell table:style-name="ce11" office:value-type="string" calcext:value-type="string">
            <text:p>sendTo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6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4"/>
          <table:table-cell table:style-name="ce11" table:number-columns-repeated="4"/>
          <table:table-cell table:style-name="ce2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 table:number-rows-repeated="5">
          <table:table-cell/>
          <table:table-cell table:style-name="ce11" table:content-validation-name="val4"/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/>
          <table:table-cell table:style-name="ce11"/>
          <table:table-cell table:style-name="ce22"/>
          <table:table-cell table:style-name="ce11" office:value-type="string" calcext:value-type="string">
            <text:p><text:s text:c="30"/></text:p>
          </table:table-cell>
          <table:table-cell table:style-name="ce22" table:number-columns-repeated="2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/>
          <table:table-cell table:style-name="ce11"/>
          <table:table-cell table:style-name="ce22" table:number-columns-repeated="4"/>
          <table:table-cell table:style-name="ce11" table:content-validation-name="val6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4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6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4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6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2" table:number-rows-repeated="10483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조각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꾹꾹: 인터페이스 정의서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2" table:number-rows-spanned="1">
            <text:p>버전</text:p>
          </table:table-cell>
          <table:covered-table-cell table:style-name="ce8"/>
          <table:table-cell table:style-name="ce16" office:value-type="float" office:value="0.1" calcext:value-type="float">
            <text:p>0.1</text:p>
          </table:table-cell>
          <table:table-cell table:style-name="ce16" office:value-type="string" calcext:value-type="string">
            <text:p>날짜</text:p>
          </table:table-cell>
          <table:table-cell table:style-name="ce27" office:value-type="date" office:date-value="2023-04-11" calcext:value-type="date">
            <text:p>2023-04-11</text:p>
          </table:table-cell>
          <table:table-cell table:style-name="ce28" office:value-type="string" calcext:value-type="string">
            <text:p>작성</text:p>
          </table:table-cell>
          <table:table-cell table:style-name="ce31" office:value-type="string" calcext:value-type="string" table:number-columns-spanned="3" table:number-rows-spanned="1">
            <text:p>@noblesswan, @onehuts, @0tak2, @gkswotjd45</text:p>
          </table:table-cell>
          <table:covered-table-cell table:number-columns-repeated="2" table:style-name="ce21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2" table:number-rows-spanned="1">
            <text:p>도메인</text:p>
          </table:table-cell>
          <table:covered-table-cell table:style-name="ce9"/>
          <table:table-cell table:style-name="ce17" office:value-type="string" calcext:value-type="string" table:number-columns-spanned="7" table:number-rows-spanned="1">
            <text:p>record</text:p>
          </table:table-cell>
          <table:covered-table-cell table:number-columns-repeated="5" table:style-name="ce23"/>
          <table:covered-table-cell table:style-name="ce3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5.</text:p>
          </table:table-cell>
          <table:table-cell table:style-name="ce6" office:value-type="string" calcext:value-type="string">
            <text:p>조각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5.1</text:p>
          </table:table-cell>
          <table:table-cell table:style-name="ce6" office:value-type="string" calcext:value-type="string">
            <text:p>조각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5.1.1</text:p>
          </table:table-cell>
          <table:table-cell table:style-name="ce6" office:value-type="string" calcext:value-type="string">
            <text:p>조각 조회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8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record?memberId="(아이디)"&amp;startDateStr=()&amp;keyword="(키워드)"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QueryStri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회원 ID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QueryStri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날짜</text:p>
          </table:table-cell>
          <table:table-cell table:style-name="ce11" office:value-type="string" calcext:value-type="string">
            <text:p>startDateStr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9" office:value-type="string" calcext:value-type="string">
            <text:p>Null</text:p>
          </table:table-cell>
          <table:table-cell table:style-name="ce11" office:value-type="string" calcext:value-type="string">
            <text:p>따옴표 안에 넣어주면 안 됨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QueryString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키워드</text:p>
          </table:table-cell>
          <table:table-cell table:style-name="ce11" office:value-type="string" calcext:value-type="string">
            <text:p>keywor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9" office:value-type="string" calcext:value-type="string">
            <text:p>Null</text:p>
          </table:table-cell>
          <table:table-cell table:style-name="ce11" office:value-type="string" calcext:value-type="string">
            <text:p>날짜, 키워드는 둘다 값이 들어 올 수 없음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9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9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조각 목록</text:p>
          </table:table-cell>
          <table:table-cell table:number-columns-repeated="2" table:style-name="ce11" office:value-type="string" calcext:value-type="string">
            <text:p>List&lt;Record&gt;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11" office:value-type="string" calcext:value-type="string">
            <text:p>댓글 목록이 포함되어 있음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1.2</text:p>
          </table:table-cell>
          <table:table-cell table:style-name="ce6" office:value-type="string" calcext:value-type="string">
            <text:p>조각 등록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8" office:value-type="string" calcext:value-type="string" table:number-columns-spanned="2" table:number-rows-spanned="1">
            <text:p>POS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record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미디어 파일</text:p>
          </table:table-cell>
          <table:table-cell table:style-name="ce11" office:value-type="string" calcext:value-type="string">
            <text:p>mediaFile</text:p>
          </table:table-cell>
          <table:table-cell table:style-name="ce11" office:value-type="string" calcext:value-type="string">
            <text:p>MultipartFile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멤버 ID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조각 텍스트</text:p>
          </table:table-cell>
          <table:table-cell table:style-name="ce11" office:value-type="string" calcext:value-type="string">
            <text:p>recordComment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지도 위도</text:p>
          </table:table-cell>
          <table:table-cell table:style-name="ce11" office:value-type="string" calcext:value-type="string">
            <text:p>recordLocationY</text:p>
          </table:table-cell>
          <table:table-cell table:style-name="ce11" office:value-type="string" calcext:value-type="string">
            <text:p>double</text:p>
          </table:table-cell>
          <table:table-cell table:style-name="ce22"/>
          <table:table-cell table:style-name="ce11" table:content-validation-name="val9" office:value-type="string" calcext:value-type="string">
            <text:p>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지도 경도</text:p>
          </table:table-cell>
          <table:table-cell table:style-name="ce11" office:value-type="string" calcext:value-type="string">
            <text:p>recordLocationX</text:p>
          </table:table-cell>
          <table:table-cell table:style-name="ce11" office:value-type="string" calcext:value-type="string">
            <text:p>double</text:p>
          </table:table-cell>
          <table:table-cell table:style-name="ce22"/>
          <table:table-cell table:style-name="ce11" table:content-validation-name="val9" office:value-type="string" calcext:value-type="string">
            <text:p>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공개 여부</text:p>
          </table:table-cell>
          <table:table-cell table:style-name="ce11" office:value-type="string" calcext:value-type="string">
            <text:p>recordIsOpen</text:p>
          </table:table-cell>
          <table:table-cell table:style-name="ce11" office:value-type="string" calcext:value-type="string">
            <text:p>boolean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교환일기 ID</text:p>
          </table:table-cell>
          <table:table-cell table:style-name="ce11" office:value-type="string" calcext:value-type="string">
            <text:p>recordShareTo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9" office:value-type="string" calcext:value-type="string">
            <text:p>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office:value-type="float" office:value="1" calcext:value-type="float">
            <text:p>1</text:p>
          </table:table-cell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office:value-type="float" office:value="2" calcext:value-type="float">
            <text:p>2</text:p>
          </table:table-cell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office:value-type="float" office:value="3" calcext:value-type="float">
            <text:p>3</text:p>
          </table:table-cell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9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7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9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1.3</text:p>
          </table:table-cell>
          <table:table-cell table:style-name="ce6" office:value-type="string" calcext:value-type="string">
            <text:p>조각 수정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8" office:value-type="string" calcext:value-type="string" table:number-columns-spanned="2" table:number-rows-spanned="1">
            <text:p>POS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record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미디어 파일</text:p>
          </table:table-cell>
          <table:table-cell table:style-name="ce11" office:value-type="string" calcext:value-type="string">
            <text:p>mediaFile</text:p>
          </table:table-cell>
          <table:table-cell table:style-name="ce11" office:value-type="string" calcext:value-type="string">
            <text:p>MultipartFile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멤버 ID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조각 텍스트</text:p>
          </table:table-cell>
          <table:table-cell table:style-name="ce11" office:value-type="string" calcext:value-type="string">
            <text:p>recordComment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지도 위도</text:p>
          </table:table-cell>
          <table:table-cell table:style-name="ce11" office:value-type="string" calcext:value-type="string">
            <text:p>recordLocationY</text:p>
          </table:table-cell>
          <table:table-cell table:style-name="ce11" office:value-type="string" calcext:value-type="string">
            <text:p>double</text:p>
          </table:table-cell>
          <table:table-cell table:style-name="ce22"/>
          <table:table-cell table:style-name="ce11" table:content-validation-name="val9" office:value-type="string" calcext:value-type="string">
            <text:p>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지도 경도</text:p>
          </table:table-cell>
          <table:table-cell table:style-name="ce11" office:value-type="string" calcext:value-type="string">
            <text:p>recordLocationX</text:p>
          </table:table-cell>
          <table:table-cell table:style-name="ce11" office:value-type="string" calcext:value-type="string">
            <text:p>double</text:p>
          </table:table-cell>
          <table:table-cell table:style-name="ce22"/>
          <table:table-cell table:style-name="ce11" table:content-validation-name="val9" office:value-type="string" calcext:value-type="string">
            <text:p>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공개 여부</text:p>
          </table:table-cell>
          <table:table-cell table:style-name="ce11" office:value-type="string" calcext:value-type="string">
            <text:p>recordIsOpen</text:p>
          </table:table-cell>
          <table:table-cell table:style-name="ce11" office:value-type="string" calcext:value-type="string">
            <text:p>boolean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교환일기 여부</text:p>
          </table:table-cell>
          <table:table-cell table:style-name="ce11" office:value-type="string" calcext:value-type="string">
            <text:p>recordShareTo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9" office:value-type="string" calcext:value-type="string">
            <text:p>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office:value-type="float" office:value="1" calcext:value-type="float">
            <text:p>1</text:p>
          </table:table-cell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office:value-type="float" office:value="2" calcext:value-type="float">
            <text:p>2</text:p>
          </table:table-cell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office:value-type="float" office:value="3" calcext:value-type="float">
            <text:p>3</text:p>
          </table:table-cell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9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7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9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1.4</text:p>
          </table:table-cell>
          <table:table-cell table:style-name="ce6" office:value-type="string" calcext:value-type="string">
            <text:p>조각 삭제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8" office:value-type="string" calcext:value-type="string" table:number-columns-spanned="2" table:number-rows-spanned="1">
            <text:p>DELETE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record/{record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조각 아이디</text:p>
          </table:table-cell>
          <table:table-cell table:style-name="ce11" office:value-type="string" calcext:value-type="string">
            <text:p>recordId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7"/>
          <table:table-cell table:style-name="ce11" table:number-columns-repeated="4"/>
          <table:table-cell table:style-name="ce22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7"/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9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7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9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5.2</text:p>
          </table:table-cell>
          <table:table-cell table:style-name="ce6" office:value-type="string" calcext:value-type="string">
            <text:p>다이어리 (조각의 월단위 묶음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5.2.1</text:p>
          </table:table-cell>
          <table:table-cell table:style-name="ce6" office:value-type="string" calcext:value-type="string">
            <text:p>다이어리 연도별, 캘린더 조회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8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diary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회원 ID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선택 연도</text:p>
          </table:table-cell>
          <table:table-cell table:style-name="ce11" office:value-type="string" calcext:value-type="string">
            <text:p>diaryYear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선택 월</text:p>
          </table:table-cell>
          <table:table-cell table:style-name="ce11" office:value-type="string" calcext:value-type="string">
            <text:p>diaryMonth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9" office:value-type="string" calcext:value-type="string">
            <text:p>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table:number-columns-repeated="4"/>
          <table:table-cell table:style-name="ce22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7"/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9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7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9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다이어리 목록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List&lt;Dairy&gt; or DiaryMonth</text:p>
          </table:table-cell>
          <table:table-cell table:style-name="ce22"/>
          <table:table-cell table:style-name="ce11" table:content-validation-name="val9"/>
          <table:table-cell table:style-name="ce11" office:value-type="string" calcext:value-type="string">
            <text:p>DiaryMonth의 경우 keywordList, 일자별 diaryCount가 포함 되어 있음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2.2</text:p>
          </table:table-cell>
          <table:table-cell table:style-name="ce6" office:value-type="string" calcext:value-type="string">
            <text:p>다이어리 추천 색상 조회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8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record/diary/{diary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table:number-columns-repeated="4"/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7"/>
          <table:table-cell table:style-name="ce11" table:number-columns-repeated="4"/>
          <table:table-cell table:style-name="ce22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7"/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9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7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9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색상 목록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List&lt;String&gt;</text:p>
          </table:table-cell>
          <table:table-cell table:style-name="ce22"/>
          <table:table-cell table:style-name="ce11" table:content-validation-name="val9"/>
          <table:table-cell table:style-name="ce1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2.3</text:p>
          </table:table-cell>
          <table:table-cell table:style-name="ce6" office:value-type="string" calcext:value-type="string">
            <text:p>다이어리 색상 수정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8" office:value-type="string" calcext:value-type="string" table:number-columns-spanned="2" table:number-rows-spanned="1">
            <text:p>PU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diary/{diary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다이어리 ID</text:p>
          </table:table-cell>
          <table:table-cell table:style-name="ce11" office:value-type="string" calcext:value-type="string">
            <text:p>diaryId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변경 색상</text:p>
          </table:table-cell>
          <table:table-cell table:style-name="ce11" office:value-type="string" calcext:value-type="string">
            <text:p>mainColor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2">
          <table:table-cell/>
          <table:table-cell table:style-name="ce11" table:content-validation-name="val7"/>
          <table:table-cell table:style-name="ce11" table:number-columns-repeated="4"/>
          <table:table-cell table:style-name="ce22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7"/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9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7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9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table:number-columns-repeated="4"/>
          <table:table-cell table:style-name="ce22"/>
          <table:table-cell table:style-name="ce11" table:content-validation-name="val9"/>
          <table:table-cell table:style-name="ce1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5.3</text:p>
          </table:table-cell>
          <table:table-cell table:style-name="ce6" office:value-type="string" calcext:value-type="string">
            <text:p>댓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5.3.1</text:p>
          </table:table-cell>
          <table:table-cell table:style-name="ce6" office:value-type="string" calcext:value-type="string">
            <text:p>댓글 작성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8" office:value-type="string" calcext:value-type="string" table:number-columns-spanned="2" table:number-rows-spanned="1">
            <text:p>POS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record/reply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댓글 내용</text:p>
          </table:table-cell>
          <table:table-cell table:style-name="ce11" office:value-type="string" calcext:value-type="string">
            <text:p>replyContent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조각 번호</text:p>
          </table:table-cell>
          <table:table-cell table:style-name="ce11" office:value-type="string" calcext:value-type="string">
            <text:p>recordId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회원 ID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table:number-columns-repeated="4"/>
          <table:table-cell table:style-name="ce22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7"/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9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7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9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댓글 목록</text:p>
          </table:table-cell>
          <table:table-cell table:style-name="ce11" office:value-type="string" calcext:value-type="string">
            <text:p>replyList</text:p>
          </table:table-cell>
          <table:table-cell table:style-name="ce11" office:value-type="string" calcext:value-type="string">
            <text:p>List&lt;ReplyNickname&gt;</text:p>
          </table:table-cell>
          <table:table-cell table:style-name="ce22"/>
          <table:table-cell table:style-name="ce11" table:content-validation-name="val9"/>
          <table:table-cell table:style-name="ce11" office:value-type="string" calcext:value-type="string">
            <text:p>error의 경우 null 리턴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5.3.2</text:p>
          </table:table-cell>
          <table:table-cell table:style-name="ce6" office:value-type="string" calcext:value-type="string">
            <text:p>댓글 수정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8" office:value-type="string" calcext:value-type="string" table:number-columns-spanned="2" table:number-rows-spanned="1">
            <text:p>PU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record/reply/{reply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댓글 내용</text:p>
          </table:table-cell>
          <table:table-cell table:style-name="ce11" office:value-type="string" calcext:value-type="string">
            <text:p>replyContent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조각 번호</text:p>
          </table:table-cell>
          <table:table-cell table:style-name="ce11" office:value-type="string" calcext:value-type="string">
            <text:p>recordId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회원 ID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table:number-columns-repeated="4"/>
          <table:table-cell table:style-name="ce22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7"/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9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7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9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댓글 목록</text:p>
          </table:table-cell>
          <table:table-cell table:style-name="ce11" office:value-type="string" calcext:value-type="string">
            <text:p>replyList</text:p>
          </table:table-cell>
          <table:table-cell table:style-name="ce11" office:value-type="string" calcext:value-type="string">
            <text:p>List&lt;ReplyNickname&gt;</text:p>
          </table:table-cell>
          <table:table-cell table:style-name="ce22"/>
          <table:table-cell table:style-name="ce11" table:content-validation-name="val9"/>
          <table:table-cell table:style-name="ce11" office:value-type="string" calcext:value-type="string">
            <text:p>error의 경우 null 리턴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3.3</text:p>
          </table:table-cell>
          <table:table-cell table:style-name="ce6" office:value-type="string" calcext:value-type="string">
            <text:p>댓글 삭제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8" office:value-type="string" calcext:value-type="string" table:number-columns-spanned="2" table:number-rows-spanned="1">
            <text:p>DELETE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record/reply/{reply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댓글 번호</text:p>
          </table:table-cell>
          <table:table-cell table:style-name="ce11" office:value-type="string" calcext:value-type="string">
            <text:p>replyId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조각 번호</text:p>
          </table:table-cell>
          <table:table-cell table:style-name="ce11" office:value-type="string" calcext:value-type="string">
            <text:p>recordId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2">
          <table:table-cell/>
          <table:table-cell table:style-name="ce11" table:content-validation-name="val7"/>
          <table:table-cell table:style-name="ce11" table:number-columns-repeated="4"/>
          <table:table-cell table:style-name="ce22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7"/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9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7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9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댓글 목록</text:p>
          </table:table-cell>
          <table:table-cell table:style-name="ce11" office:value-type="string" calcext:value-type="string">
            <text:p>replyList</text:p>
          </table:table-cell>
          <table:table-cell table:style-name="ce11" office:value-type="string" calcext:value-type="string">
            <text:p>List&lt;ReplyNickname&gt;</text:p>
          </table:table-cell>
          <table:table-cell table:style-name="ce22"/>
          <table:table-cell table:style-name="ce11" table:content-validation-name="val9"/>
          <table:table-cell table:style-name="ce11" office:value-type="string" calcext:value-type="string">
            <text:p>error의 경우 null 리턴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4.1</text:p>
          </table:table-cell>
          <table:table-cell table:style-name="ce6" office:value-type="string" calcext:value-type="string">
            <text:p>미수락 교환일기 조회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8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record/unaccepted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QueryStri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회원 ID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table:number-columns-repeated="4"/>
          <table:table-cell table:style-name="ce22"/>
          <table:table-cell table:style-name="ce11" table:content-validation-name="val9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table:number-columns-repeated="4"/>
          <table:table-cell table:style-name="ce22"/>
          <table:table-cell table:style-name="ce11" table:content-validation-name="val9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9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9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조각 목록</text:p>
          </table:table-cell>
          <table:table-cell table:number-columns-repeated="2" table:style-name="ce11" office:value-type="string" calcext:value-type="string">
            <text:p>List&lt;Record&gt;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11" office:value-type="string" calcext:value-type="string">
            <text:p>댓글 목록이 포함되어 있음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4.2</text:p>
          </table:table-cell>
          <table:table-cell table:style-name="ce6" office:value-type="string" calcext:value-type="string">
            <text:p>교환일기 수락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8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record/unaccepted/{record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QueryStri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조각 ID</text:p>
          </table:table-cell>
          <table:table-cell table:style-name="ce11" office:value-type="string" calcext:value-type="string">
            <text:p>recordId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table:number-columns-repeated="4"/>
          <table:table-cell table:style-name="ce22"/>
          <table:table-cell table:style-name="ce11" table:content-validation-name="val9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table:number-columns-repeated="4"/>
          <table:table-cell table:style-name="ce22"/>
          <table:table-cell table:style-name="ce11" table:content-validation-name="val9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9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9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table:number-columns-repeated="4"/>
          <table:table-cell table:style-name="ce22"/>
          <table:table-cell table:style-name="ce11" table:content-validation-name="val9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5.1</text:p>
          </table:table-cell>
          <table:table-cell table:style-name="ce6" office:value-type="string" calcext:value-type="string">
            <text:p>새댓글 조각 조회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8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record/{record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PathVariabl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조각 ID</text:p>
          </table:table-cell>
          <table:table-cell table:style-name="ce11" office:value-type="string" calcext:value-type="string">
            <text:p>recordId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table:number-columns-repeated="4"/>
          <table:table-cell table:style-name="ce22"/>
          <table:table-cell table:style-name="ce11" table:content-validation-name="val9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table:content-validation-name="val7"/>
          <table:table-cell table:style-name="ce11" table:number-columns-repeated="4"/>
          <table:table-cell table:style-name="ce22"/>
          <table:table-cell table:style-name="ce11" table:content-validation-name="val9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FormData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JsonBody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9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9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조각 목록</text:p>
          </table:table-cell>
          <table:table-cell table:style-name="ce11" office:value-type="string" calcext:value-type="string">
            <text:p>record</text:p>
          </table:table-cell>
          <table:table-cell table:style-name="ce11" office:value-type="string" calcext:value-type="string">
            <text:p>Record</text:p>
          </table:table-cell>
          <table:table-cell table:style-name="ce22"/>
          <table:table-cell table:style-name="ce11" table:content-validation-name="val9" office:value-type="string" calcext:value-type="string">
            <text:p>Not Null</text:p>
          </table:table-cell>
          <table:table-cell table:style-name="ce11" office:value-type="string" calcext:value-type="string">
            <text:p>댓글 목록이 포함되어 있음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7" office:value-type="string" calcext:value-type="string">
            <text:p>Response</text:p>
          </table:table-cell>
          <table:table-cell table:style-name="ce11"/>
          <table:table-cell table:style-name="ce22" table:number-columns-repeated="4"/>
          <table:table-cell table:style-name="ce11" table:content-validation-name="val9"/>
          <table:table-cell table:style-name="ce22"/>
          <table:table-cell table:number-columns-repeated="1015"/>
        </table:table-row>
        <table:table-row table:style-name="ro2" table:number-rows-repeated="10483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알림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꾹꾹: 인터페이스 정의서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2" table:number-rows-spanned="1">
            <text:p>버전</text:p>
          </table:table-cell>
          <table:covered-table-cell table:style-name="ce8"/>
          <table:table-cell table:style-name="ce16" office:value-type="float" office:value="0.1" calcext:value-type="float">
            <text:p>0.1</text:p>
          </table:table-cell>
          <table:table-cell table:style-name="ce16" office:value-type="string" calcext:value-type="string">
            <text:p>날짜</text:p>
          </table:table-cell>
          <table:table-cell table:style-name="ce27" office:value-type="date" office:date-value="2023-04-11" calcext:value-type="date">
            <text:p>2023-04-11</text:p>
          </table:table-cell>
          <table:table-cell table:style-name="ce28" office:value-type="string" calcext:value-type="string">
            <text:p>작성</text:p>
          </table:table-cell>
          <table:table-cell table:style-name="ce31" office:value-type="string" calcext:value-type="string" table:number-columns-spanned="3" table:number-rows-spanned="1">
            <text:p>@noblesswan, @onehuts, @0tak2, @gkswotjd45</text:p>
          </table:table-cell>
          <table:covered-table-cell table:number-columns-repeated="2" table:style-name="ce21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2" table:number-rows-spanned="1">
            <text:p>도메인</text:p>
          </table:table-cell>
          <table:covered-table-cell table:style-name="ce9"/>
          <table:table-cell table:style-name="ce17" office:value-type="string" calcext:value-type="string" table:number-columns-spanned="7" table:number-rows-spanned="1">
            <text:p>notification</text:p>
          </table:table-cell>
          <table:covered-table-cell table:number-columns-repeated="5" table:style-name="ce23"/>
          <table:covered-table-cell table:style-name="ce3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4.</text:p>
          </table:table-cell>
          <table:table-cell table:style-name="ce6" office:value-type="string" calcext:value-type="string">
            <text:p>알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4.1</text:p>
          </table:table-cell>
          <table:table-cell table:style-name="ce6" office:value-type="string" calcext:value-type="string">
            <text:p>알림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4.1.1</text:p>
          </table:table-cell>
          <table:table-cell table:style-name="ce6" office:value-type="string" calcext:value-type="string">
            <text:p>회원별 읽지 않은 알림 개수 조회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회원별 읽지 않은 알림 개수 (푸터에 새로운 알림 표시)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1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notification/unreadCount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0"/>
          <table:table-cell table:style-name="ce11" table:number-columns-repeated="4"/>
          <table:table-cell table:style-name="ce22"/>
          <table:table-cell table:style-name="ce11" table:content-validation-name="val12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0"/>
          <table:table-cell table:style-name="ce11" table:number-columns-repeated="4"/>
          <table:table-cell table:style-name="ce22"/>
          <table:table-cell table:style-name="ce11" table:content-validation-name="val1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table:content-validation-name="val10"/>
          <table:table-cell table:style-name="ce11" table:number-columns-repeated="4"/>
          <table:table-cell table:style-name="ce22"/>
          <table:table-cell table:style-name="ce11" table:content-validation-name="val12"/>
          <table:table-cell table:style-name="ce11"/>
          <table:table-cell table:number-columns-repeated="1015"/>
        </table:table-row>
        <table:table-row table:style-name="ro1" table:number-rows-repeated="7">
          <table:table-cell/>
          <table:table-cell table:style-name="ce11" table:content-validation-name="val10"/>
          <table:table-cell table:style-name="ce11"/>
          <table:table-cell table:style-name="ce22" table:number-columns-repeated="4"/>
          <table:table-cell table:style-name="ce11" table:content-validation-name="val12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0" office:value-type="string" calcext:value-type="string">
            <text:p>Response</text:p>
          </table:table-cell>
          <table:table-cell table:style-name="ce11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2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0" office:value-type="string" calcext:value-type="string">
            <text:p>Response</text:p>
          </table:table-cell>
          <table:table-cell table:style-name="ce11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2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0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조회결과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List&lt;notification&gt;</text:p>
          </table:table-cell>
          <table:table-cell table:style-name="ce22"/>
          <table:table-cell table:style-name="ce11" table:content-validation-name="val12"/>
          <table:table-cell table:style-name="ce11"/>
          <table:table-cell table:number-columns-repeated="1015"/>
        </table:table-row>
        <table:table-row table:style-name="ro1">
          <table:table-cell table:style-name="ce5"/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4.1.2</text:p>
          </table:table-cell>
          <table:table-cell table:style-name="ce6" office:value-type="string" calcext:value-type="string">
            <text:p>회원별 알림 리스트 조회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11" office:value-type="string" calcext:value-type="string" table:number-columns-spanned="4" table:number-rows-spanned="1">
            <text:p>회원별 알림 리스트 조회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1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notification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0"/>
          <table:table-cell table:style-name="ce11" table:number-columns-repeated="4"/>
          <table:table-cell table:style-name="ce22"/>
          <table:table-cell table:style-name="ce11" table:content-validation-name="val12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0"/>
          <table:table-cell table:style-name="ce11" table:number-columns-repeated="4"/>
          <table:table-cell table:style-name="ce22"/>
          <table:table-cell table:style-name="ce11" table:content-validation-name="val12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table:content-validation-name="val10"/>
          <table:table-cell table:style-name="ce11" table:number-columns-repeated="4"/>
          <table:table-cell table:style-name="ce22"/>
          <table:table-cell table:style-name="ce11" table:content-validation-name="val12"/>
          <table:table-cell table:style-name="ce11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10"/>
          <table:table-cell table:style-name="ce11"/>
          <table:table-cell table:style-name="ce22" table:number-columns-repeated="4"/>
          <table:table-cell table:style-name="ce11" table:content-validation-name="val12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0" office:value-type="string" calcext:value-type="string">
            <text:p>Response</text:p>
          </table:table-cell>
          <table:table-cell table:style-name="ce11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2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0" office:value-type="string" calcext:value-type="string">
            <text:p>Response</text:p>
          </table:table-cell>
          <table:table-cell table:style-name="ce11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2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0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조회결과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List&lt;notification&gt;</text:p>
          </table:table-cell>
          <table:table-cell table:style-name="ce22"/>
          <table:table-cell table:style-name="ce11" table:content-validation-name="val12"/>
          <table:table-cell table:style-name="ce1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4.1.3</text:p>
          </table:table-cell>
          <table:table-cell table:style-name="ce6" office:value-type="string" calcext:value-type="string">
            <text:p>알림 읽음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1" office:value-type="string" calcext:value-type="string" table:number-columns-spanned="2" table:number-rows-spanned="1">
            <text:p>PU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notification/{알림 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0" office:value-type="string" calcext:value-type="string">
            <text:p>PathVariable</text:p>
          </table:table-cell>
          <table:table-cell table:style-name="ce11"/>
          <table:table-cell table:style-name="ce11" office:value-type="string" calcext:value-type="string">
            <text:p>알림 ID</text:p>
          </table:table-cell>
          <table:table-cell table:style-name="ce11" office:value-type="string" calcext:value-type="string">
            <text:p>notificationId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12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0" office:value-type="string" calcext:value-type="string">
            <text:p>JsonBody</text:p>
          </table:table-cell>
          <table:table-cell table:style-name="ce11"/>
          <table:table-cell table:style-name="ce11" office:value-type="string" calcext:value-type="string">
            <text:p>알림 ID</text:p>
          </table:table-cell>
          <table:table-cell table:style-name="ce11" office:value-type="string" calcext:value-type="string">
            <text:p>notificationId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12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0" office:value-type="string" calcext:value-type="string">
            <text:p>JsonBody</text:p>
          </table:table-cell>
          <table:table-cell table:style-name="ce11"/>
          <table:table-cell table:style-name="ce11" office:value-type="string" calcext:value-type="string">
            <text:p>읽음 여부</text:p>
          </table:table-cell>
          <table:table-cell table:style-name="ce11" office:value-type="string" calcext:value-type="string">
            <text:p>notificationIsRead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12" office:value-type="string" calcext:value-type="string">
            <text:p>Not Null</text:p>
          </table:table-cell>
          <table:table-cell table:style-name="ce11" office:value-type="string" calcext:value-type="string">
            <text:p>1: 읽음 0: 아직 안읽음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0"/>
          <table:table-cell table:style-name="ce11" table:number-columns-repeated="4"/>
          <table:table-cell table:style-name="ce22"/>
          <table:table-cell table:style-name="ce11" table:content-validation-name="val12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0"/>
          <table:table-cell table:style-name="ce11" table:number-columns-repeated="4"/>
          <table:table-cell table:style-name="ce22"/>
          <table:table-cell table:style-name="ce11" table:content-validation-name="val12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0"/>
          <table:table-cell table:style-name="ce11"/>
          <table:table-cell table:style-name="ce22" table:number-columns-repeated="4"/>
          <table:table-cell table:style-name="ce11" table:content-validation-name="val12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0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2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0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2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0"/>
          <table:table-cell table:style-name="ce11"/>
          <table:table-cell table:style-name="ce22" table:number-columns-repeated="4"/>
          <table:table-cell table:style-name="ce11" table:content-validation-name="val12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33"/>
          <table:table-cell table:number-columns-repeated="1023"/>
        </table:table-row>
        <table:table-row table:style-name="ro2" table:number-rows-repeated="81">
          <table:table-cell table:number-columns-repeated="1024"/>
        </table:table-row>
        <table:table-row table:style-name="ro1">
          <table:table-cell table:style-name="ce33"/>
          <table:table-cell table:number-columns-repeated="1023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. 어드민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꾹꾹: 인터페이스 정의서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2" table:number-rows-spanned="1">
            <text:p>버전</text:p>
          </table:table-cell>
          <table:covered-table-cell table:style-name="ce8"/>
          <table:table-cell table:style-name="ce16" office:value-type="float" office:value="0.1" calcext:value-type="float">
            <text:p>0.1</text:p>
          </table:table-cell>
          <table:table-cell table:style-name="ce16" office:value-type="string" calcext:value-type="string">
            <text:p>날짜</text:p>
          </table:table-cell>
          <table:table-cell table:style-name="ce27" office:value-type="date" office:date-value="2023-04-11" calcext:value-type="date">
            <text:p>2023-04-11</text:p>
          </table:table-cell>
          <table:table-cell table:style-name="ce28" office:value-type="string" calcext:value-type="string">
            <text:p>작성</text:p>
          </table:table-cell>
          <table:table-cell table:style-name="ce31" office:value-type="string" calcext:value-type="string" table:number-columns-spanned="3" table:number-rows-spanned="1">
            <text:p>@noblesswan, @onehuts, @0tak2, @gkswotjd45</text:p>
          </table:table-cell>
          <table:covered-table-cell table:number-columns-repeated="2" table:style-name="ce21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2" table:number-rows-spanned="1">
            <text:p>도메인</text:p>
          </table:table-cell>
          <table:covered-table-cell table:style-name="ce9"/>
          <table:table-cell table:style-name="ce17" office:value-type="string" calcext:value-type="string" table:number-columns-spanned="7" table:number-rows-spanned="1">
            <text:p>admin</text:p>
          </table:table-cell>
          <table:covered-table-cell table:number-columns-repeated="5" table:style-name="ce23"/>
          <table:covered-table-cell table:style-name="ce3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5.</text:p>
          </table:table-cell>
          <table:table-cell table:style-name="ce6" office:value-type="string" calcext:value-type="string">
            <text:p>어드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5.1</text:p>
          </table:table-cell>
          <table:table-cell table:style-name="ce6" office:value-type="string" calcext:value-type="string">
            <text:p>통계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5.1.1</text:p>
          </table:table-cell>
          <table:table-cell table:style-name="ce6" office:value-type="string" calcext:value-type="string">
            <text:p>통계 조회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statistics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11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1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1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조회 결과</text:p>
          </table:table-cell>
          <table:table-cell table:style-name="ce11" office:value-type="string" calcext:value-type="string">
            <text:p>data</text:p>
          </table:table-cell>
          <table:table-cell table:style-name="ce11"/>
          <table:table-cell table:style-name="ce22"/>
          <table:table-cell table:style-name="ce11" table:content-validation-name="val15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1.1</text:p>
          </table:table-cell>
          <table:table-cell table:style-name="ce6" office:value-type="string" calcext:value-type="string">
            <text:p>일자별 통계 조회 (전체)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report/daily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QueryString</text:p>
          </table:table-cell>
          <table:table-cell table:style-name="ce11"/>
          <table:table-cell table:style-name="ce11" office:value-type="string" calcext:value-type="string">
            <text:p>조회 시작일</text:p>
          </table:table-cell>
          <table:table-cell table:style-name="ce11" office:value-type="string" calcext:value-type="string">
            <text:p>startDate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ull</text:p>
          </table:table-cell>
          <table:table-cell table:style-name="ce11" office:value-type="string" calcext:value-type="string">
            <text:p>NULL이면 종료일의 7일 전부터 종료일까지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QueryString</text:p>
          </table:table-cell>
          <table:table-cell table:style-name="ce11"/>
          <table:table-cell table:style-name="ce11" office:value-type="string" calcext:value-type="string">
            <text:p>조회 종료일</text:p>
          </table:table-cell>
          <table:table-cell table:style-name="ce11" office:value-type="string" calcext:value-type="string">
            <text:p>endDate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ull</text:p>
          </table:table-cell>
          <table:table-cell table:style-name="ce11" office:value-type="string" calcext:value-type="string">
            <text:p>NULL이면 시작일부터 시작일의 7일 후까지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36" office:value-type="string" calcext:value-type="string">
            <text:p>모두 NULL이면 조회일의 7일 전부터 조회일까지</text:p>
          </table:table-cell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1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1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3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조회 결과</text:p>
          </table:table-cell>
          <table:table-cell table:style-name="ce11" office:value-type="string" calcext:value-type="string">
            <text:p>data</text:p>
          </table:table-cell>
          <table:table-cell table:style-name="ce11"/>
          <table:table-cell table:style-name="ce22"/>
          <table:table-cell table:style-name="ce11" table:content-validation-name="val15"/>
          <table:table-cell table:style-name="ce11" office:value-type="string" calcext:value-type="string">
            <text:p>{</text:p>
            <text:p>"status": "success",</text:p>
            <text:p>"data": {</text:p>
            <text:p>"newReply": [</text:p>
            <text:p>{</text:p>
            <text:p>"date": "2023-05-03",</text:p>
            <text:p>"count": 4</text:p>
            <text:p>},</text:p>
            <text:p>{</text:p>
            <text:p>"date": "2023-05-04",</text:p>
            <text:p>"count": 1</text:p>
            <text:p>},</text:p>
            <text:p>{</text:p>
            <text:p>"date": "2023-05-06",</text:p>
            <text:p>"count": 1</text:p>
            <text:p>},</text:p>
            <text:p>{</text:p>
            <text:p>"date": "2023-05-07",</text:p>
            <text:p>"count": 1</text:p>
            <text:p>}</text:p>
            <text:p>],</text:p>
            <text:p>"newMember": [</text:p>
            <text:p>{</text:p>
            <text:p>"date": "2023-05-03",</text:p>
            <text:p>"count": 1</text:p>
            <text:p>},</text:p>
            <text:p>{</text:p>
            <text:p>"date": "2023-05-04",</text:p>
            <text:p>"count": 2</text:p>
            <text:p>},</text:p>
            <text:p>{</text:p>
            <text:p>"date": "2023-05-05",</text:p>
            <text:p>"count": 1</text:p>
            <text:p>},</text:p>
            <text:p>{</text:p>
            <text:p>"date": "2023-05-09",</text:p>
            <text:p>"count": 1</text:p>
            <text:p>}</text:p>
            <text:p>],</text:p>
            <text:p>"newRecord": [</text:p>
            <text:p>{</text:p>
            <text:p>"date": "2023-05-02",</text:p>
            <text:p>"count": 6</text:p>
            <text:p>},</text:p>
            <text:p>{</text:p>
            <text:p>"date": "2023-05-03",</text:p>
            <text:p>"count": 5</text:p>
            <text:p>},</text:p>
            <text:p>{</text:p>
            <text:p>"date": "2023-05-04",</text:p>
            <text:p>"count": 5</text:p>
            <text:p>},</text:p>
            <text:p>{</text:p>
            <text:p>"date": "2023-05-05",</text:p>
            <text:p>"count": 10</text:p>
            <text:p>},</text:p>
            <text:p>{</text:p>
            <text:p>"date": "2023-05-06",</text:p>
            <text:p>"count": 14</text:p>
            <text:p>},</text:p>
            <text:p>{</text:p>
            <text:p>"date": "2023-05-07",</text:p>
            <text:p>"count": 22</text:p>
            <text:p>},</text:p>
            <text:p>{</text:p>
            <text:p>"date": "2023-05-08",</text:p>
            <text:p>"count": 18</text:p>
            <text:p>},</text:p>
            <text:p>{</text:p>
            <text:p>"date": "2023-05-09",</text:p>
            <text:p>"count": 4</text:p>
            <text:p>}</text:p>
            <text:p>]</text:p>
            <text:p>}</text:p>
            <text:p>}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 table:style-name="ce4"/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5.1.1</text:p>
          </table:table-cell>
          <table:table-cell table:style-name="ce6" office:value-type="string" calcext:value-type="string">
            <text:p>일자별 통계 조회 (개별)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report/daily/{조회 항목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PathVariable</text:p>
          </table:table-cell>
          <table:table-cell table:style-name="ce11"/>
          <table:table-cell table:style-name="ce11" office:value-type="string" calcext:value-type="string">
            <text:p>조회항목</text:p>
          </table:table-cell>
          <table:table-cell table:style-name="ce11" office:value-type="string" calcext:value-type="string">
            <text:p>reportSubject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QueryString</text:p>
          </table:table-cell>
          <table:table-cell table:style-name="ce11"/>
          <table:table-cell table:style-name="ce11" office:value-type="string" calcext:value-type="string">
            <text:p>조회 시작일</text:p>
          </table:table-cell>
          <table:table-cell table:style-name="ce11" office:value-type="string" calcext:value-type="string">
            <text:p>startDate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ull</text:p>
          </table:table-cell>
          <table:table-cell table:style-name="ce11" office:value-type="string" calcext:value-type="string">
            <text:p>NULL이면 종료일의 7일 전부터 종료일까지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QueryString</text:p>
          </table:table-cell>
          <table:table-cell table:style-name="ce11"/>
          <table:table-cell table:style-name="ce11" office:value-type="string" calcext:value-type="string">
            <text:p>조회 종료일</text:p>
          </table:table-cell>
          <table:table-cell table:style-name="ce11" office:value-type="string" calcext:value-type="string">
            <text:p>endDate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ull</text:p>
          </table:table-cell>
          <table:table-cell table:style-name="ce11" office:value-type="string" calcext:value-type="string">
            <text:p>NULL이면 시작일부터 시작일의 7일 후까지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36" office:value-type="string" calcext:value-type="string">
            <text:p>모두 NULL이면 조회일의 7일 전부터 조회일까지</text:p>
          </table:table-cell>
          <table:table-cell table:number-columns-repeated="1015"/>
        </table:table-row>
        <table:table-row table:style-name="ro1" table:number-rows-repeated="5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1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1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4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조회 결과</text:p>
          </table:table-cell>
          <table:table-cell table:style-name="ce11" office:value-type="string" calcext:value-type="string">
            <text:p>data</text:p>
          </table:table-cell>
          <table:table-cell table:style-name="ce11"/>
          <table:table-cell table:style-name="ce22"/>
          <table:table-cell table:style-name="ce11" table:content-validation-name="val15"/>
          <table:table-cell table:style-name="ce11" office:value-type="string" calcext:value-type="string">
            <text:p>{</text:p>
            <text:p>"status": "success",</text:p>
            <text:p>"data": [</text:p>
            <text:p>{</text:p>
            <text:p>"date": "2023-05-02",</text:p>
            <text:p>"count": 1</text:p>
            <text:p>},</text:p>
            <text:p>{</text:p>
            <text:p>"date": "2023-05-03",</text:p>
            <text:p>"count": 1</text:p>
            <text:p>},</text:p>
            <text:p>{</text:p>
            <text:p>"date": "2023-05-04",</text:p>
            <text:p>"count": 2</text:p>
            <text:p>},</text:p>
            <text:p>{</text:p>
            <text:p>"date": "2023-05-05",</text:p>
            <text:p>"count": 1</text:p>
            <text:p>},</text:p>
            <text:p>{</text:p>
            <text:p>"date": "2023-05-09",</text:p>
            <text:p>"count": 1</text:p>
            <text:p>}</text:p>
            <text:p>]</text:p>
            <text:p>}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 table:style-name="ce4"/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5.2</text:p>
          </table:table-cell>
          <table:table-cell table:style-name="ce6" office:value-type="string" calcext:value-type="string">
            <text:p>시스템 관리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5.2.1</text:p>
          </table:table-cell>
          <table:table-cell table:style-name="ce6" office:value-type="string" calcext:value-type="string">
            <text:p>최근 배치 작업 현황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batch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 table:number-rows-repeated="7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3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5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조회 결과</text:p>
          </table:table-cell>
          <table:table-cell table:style-name="ce11" office:value-type="string" calcext:value-type="string">
            <text:p>data</text:p>
          </table:table-cell>
          <table:table-cell table:style-name="ce22" table:number-columns-repeated="2"/>
          <table:table-cell table:style-name="ce11" table:content-validation-name="val15"/>
          <table:table-cell table:style-name="ce11" office:value-type="string" calcext:value-type="string">
            <text:p>{</text:p>
            <text:p>"status": "success",</text:p>
            <text:p>"data": {</text:p>
            <text:p>"extractKeywordJob": [</text:p>
            <text:p>{</text:p>
            <text:p>"jobExecutionId": 259,</text:p>
            <text:p>"version": 2,</text:p>
            <text:p>"jobInstanceId": 235,</text:p>
            <text:p>"createTime": "2023-05-01T18:49:42.939+0900",</text:p>
            <text:p>"startTime": "2023-05-01T18:49:45.000+0900",</text:p>
            <text:p>"endTime": "2023-05-01T18:55:17.651+0900",</text:p>
            <text:p>"status": "COMPLETED",</text:p>
            <text:p>"exitCode": "COMPLETED",</text:p>
            <text:p>"exitMessage": "",</text:p>
            <text:p>"lastUpdated": "2023-05-01T18:55:17.804+0900",</text:p>
            <text:p>"jobConfigurationLocation": null</text:p>
            <text:p>}</text:p>
            <text:p>],</text:p>
            <text:p>"checkModContentJob": [</text:p>
            <text:p>{</text:p>
            <text:p>"jobExecutionId": 227,</text:p>
            <text:p>"version": 2,</text:p>
            <text:p>"jobInstanceId": 213,</text:p>
            <text:p>"createTime": "2023-04-25T13:37:36.208+0900",</text:p>
            <text:p>"startTime": "2023-04-25T13:37:38.135+0900",</text:p>
            <text:p>"endTime": "2023-04-25T13:37:57.577+0900",</text:p>
            <text:p>"status": "FAILED",</text:p>
            <text:p>"exitCode": "FAILED",</text:p>
            <text:p>"exitMessage": "ws.schild.jave.EncoderException: Input file not found &lt;C:\\dev\\ggukgguk\\files\\video\\77d14290-81f9-4388-8a7f-b6d0c369e997&gt;\r\n\tat ws.schild.jave.MultimediaObject.getInfo(MultimediaObject.java:171)\r\n\tat ws.schild.jave.ScreenExtractor.render(ScreenExtractor.java:87)\r\n\tat com.ggukgguk.batch.checkContent.job.CheckContentConfig.lambda$mediaFileProcessor$0(CheckContentConfig.java:121)\r\n\tat sun.reflect.NativeMethodAccessorImpl.invoke0(Native Method)\r\n\tat sun.reflect.NativeMethodAccessorImpl.invoke(NativeMethodAccessorImpl.java:62)\r\n\tat sun.reflect.DelegatingMethodAccessorImpl.invoke(DelegatingMethodAccessorImpl.java:43)\r\n\tat java.lang.reflect.Method.invoke(Method.java:498)\r\n\tat org.springframework.aop.support.AopUtils.invokeJoinpointUsingReflection(AopUtils.java:344)\r\n\tat org.springframework.aop.framework.ReflectiveMethodInvocation.invokeJoinpoint(ReflectiveMethodInvocation.java:198)\r\n\tat org.springframework.aop.framework.ReflectiveMethodInvocation.proceed(ReflectiveMethodInvocation.java:163)\r\n\tat org.springframework.aop.support.DelegatingIntroductionInterceptor.doProceed(DelegatingIntroductionInterceptor.java:137)\r\n\tat org.springframework.aop.support.DelegatingIntroductionInterceptor.invoke(DelegatingIntroductionInterceptor.java:124)\r\n\tat org.springframework.aop.framework.ReflectiveMethodInvocation.proceed(ReflectiveMethodInvocation.java:186)\r\n\tat org.springframework.aop.framework.JdkDynamicAopProxy.invoke(JdkDynamicAopProxy.java:220)\r\n\tat com.sun.proxy.$Proxy51.process(Unknown Source)\r\n\tat org.springframework.batch.core.step.item.SimpleChunkProcessor.doProcess(SimpleChunkProcessor.java:134)\r\n\tat org.springframework.batch.core.step.item.SimpleChunkProcessor.transform(SimpleChunkProcessor.java:319)\r\n\tat org.springframework.batch.core.step.item.SimpleChunkProcessor.process(SimpleChunkProcessor.java:210)\r\n\tat org.springframework.batch.core.step.item.ChunkOrientedTasklet.execute(ChunkOrientedTasklet.java:77)\r\n\tat org.springframework.batch.core.step.tasklet.TaskletStep$ChunkTransactionCallback.doInTransaction(TaskletStep.java:407)\r\n\tat org.springframework.batch.core.step.tasklet.TaskletStep$ChunkTransactionCallback.doInTransaction(TaskletStep.java:331)\r\n\tat org.springframework.transaction.support.TransactionTemplate.execute(TransactionTemplate.java:140)\r\n\tat org.springframework.batch.core.step.tasklet.TaskletStep$2.doInChunkContext(TaskletStep.java:273)\r\n\tat org.springframework.batch.core.scope.context.StepContextRepeatCallback.doInIteration(StepContextRepeatCallback.jav",</text:p>
            <text:p>"lastUpdated": "2023-04-25T13:37:57.741+0900",</text:p>
            <text:p>"jobConfigurationLocation": null</text:p>
            <text:p>},</text:p>
            <text:p>{</text:p>
            <text:p>"jobExecutionId": 228,</text:p>
            <text:p>"version": 2,</text:p>
            <text:p>"jobInstanceId": 213,</text:p>
            <text:p>"createTime": "2023-04-25T13:53:47.204+0900",</text:p>
            <text:p>"startTime": "2023-04-25T13:53:49.277+0900",</text:p>
            <text:p>"endTime": "2023-04-25T13:54:07.586+0900",</text:p>
            <text:p>"status": "FAILED",</text:p>
            <text:p>"exitCode": "FAILED",</text:p>
            <text:p>"exitMessage": "ws.schild.jave.EncoderException: Input file not found &lt;C:\\dev\\ggukgguk\\files\\video\\77d14290-81f9-4388-8a7f-b6d0c369e997&gt;\r\n\tat ws.schild.jave.MultimediaObject.getInfo(MultimediaObject.java:171)\r\n\tat ws.schild.jave.ScreenExtractor.render(ScreenExtractor.java:87)\r\n\tat com.ggukgguk.batch.checkContent.job.CheckContentConfig.lambda$mediaFileProcessor$0(CheckContentConfig.java:121)\r\n\tat sun.reflect.NativeMethodAccessorImpl.invoke0(Native Method)\r\n\tat sun.reflect.NativeMethodAccessorImpl.invoke(NativeMethodAccessorImpl.java:62)\r\n\tat sun.reflect.DelegatingMethodAccessorImpl.invoke(DelegatingMethodAccessorImpl.java:43)\r\n\tat java.lang.reflect.Method.invoke(Method.java:498)\r\n\tat org.springframework.aop.support.AopUtils.invokeJoinpointUsingReflection(AopUtils.java:344)\r\n\tat org.springframework.aop.framework.ReflectiveMethodInvocation.invokeJoinpoint(ReflectiveMethodInvocation.java:198)\r\n\tat org.springframework.aop.framework.ReflectiveMethodInvocation.proceed(ReflectiveMethodInvocation.java:163)\r\n\tat org.springframework.aop.support.DelegatingIntroductionInterceptor.doProceed(DelegatingIntroductionInterceptor.java:137)\r\n\tat org.springframework.aop.support.DelegatingIntroductionInterceptor.invoke(DelegatingIntroductionInterceptor.java:124)\r\n\tat org.springframework.aop.framework.ReflectiveMethodInvocation.proceed(ReflectiveMethodInvocation.java:186)\r\n\tat org.springframework.aop.framework.JdkDynamicAopProxy.invoke(JdkDynamicAopProxy.java:220)\r\n\tat com.sun.proxy.$Proxy51.process(Unknown Source)\r\n\tat org.springframework.batch.core.step.item.SimpleChunkProcessor.doProcess(SimpleChunkProcessor.java:134)\r\n\tat org.springframework.batch.core.step.item.SimpleChunkProcessor.transform(SimpleChunkProcessor.java:319)\r\n\tat org.springframework.batch.core.step.item.SimpleChunkProcessor.process(SimpleChunkProcessor.java:210)\r\n\tat org.springframework.batch.core.step.item.ChunkOrientedTasklet.execute(ChunkOrientedTasklet.java:77)\r\n\tat org.springframework.batch.core.step.tasklet.TaskletStep$ChunkTransactionCallback.doInTransaction(TaskletStep.java:407)\r\n\tat org.springframework.batch.core.step.tasklet.TaskletStep$ChunkTransactionCallback.doInTransaction(TaskletStep.java:331)\r\n\tat org.springframework.transaction.support.TransactionTemplate.execute(TransactionTemplate.java:140)\r\n\tat org.springframework.batch.core.step.tasklet.TaskletStep$2.doInChunkContext(TaskletStep.java:273)\r\n\tat org.springframework.batch.core.scope.context.StepContextRepeatCallback.doInIteration(StepContextRepeatCallback.jav",</text:p>
            <text:p>"lastUpdated": "2023-04-25T13:54:07.742+0900",</text:p>
            <text:p>"jobConfigurationLocation": null</text:p>
            <text:p>},</text:p>
            <text:p>{</text:p>
            <text:p>"jobExecutionId": 229,</text:p>
            <text:p>"version": 2,</text:p>
            <text:p>"jobInstanceId": 213,</text:p>
            <text:p>"createTime": "2023-04-25T14:04:59.797+0900",</text:p>
            <text:p>"startTime": "2023-04-25T14:05:02.327+0900",</text:p>
            <text:p>"endTime": "2023-04-25T14:05:20.858+0900",</text:p>
            <text:p>"status": "FAILED",</text:p>
            <text:p>"exitCode": "FAILED",</text:p>
            <text:p>"exitMessage": "ws.schild.jave.EncoderException: Input file not found &lt;C:\\dev\\ggukgguk\\files\\video\\77d14290-81f9-4388-8a7f-b6d0c369e997&gt;\r\n\tat ws.schild.jave.MultimediaObject.getInfo(MultimediaObject.java:171)\r\n\tat ws.schild.jave.ScreenExtractor.render(ScreenExtractor.java:87)\r\n\tat com.ggukgguk.batch.checkContent.job.CheckContentConfig.lambda$mediaFileProcessor$0(CheckContentConfig.java:121)\r\n\tat sun.reflect.NativeMethodAccessorImpl.invoke0(Native Method)\r\n\tat sun.reflect.NativeMethodAccessorImpl.invoke(NativeMethodAccessorImpl.java:62)\r\n\tat sun.reflect.DelegatingMethodAccessorImpl.invoke(DelegatingMethodAccessorImpl.java:43)\r\n\tat java.lang.reflect.Method.invoke(Method.java:498)\r\n\tat org.springframework.aop.support.AopUtils.invokeJoinpointUsingReflection(AopUtils.java:344)\r\n\tat org.springframework.aop.framework.ReflectiveMethodInvocation.invokeJoinpoint(ReflectiveMethodInvocation.java:198)\r\n\tat org.springframework.aop.framework.ReflectiveMethodInvocation.proceed(ReflectiveMethodInvocation.java:163)\r\n\tat org.springframework.aop.support.DelegatingIntroductionInterceptor.doProceed(DelegatingIntroductionInterceptor.java:137)\r\n\tat org.springframework.aop.support.DelegatingIntroductionInterceptor.invoke(DelegatingIntroductionInterceptor.java:124)\r\n\tat org.springframework.aop.framework.ReflectiveMethodInvocation.proceed(ReflectiveMethodInvocation.java:186)\r\n\tat org.springframework.aop.framework.JdkDynamicAopProxy.invoke(JdkDynamicAopProxy.java:220)\r\n\tat com.sun.proxy.$Proxy51.process(Unknown Source)\r\n\tat org.springframework.batch.core.step.item.SimpleChunkProcessor.doProcess(SimpleChunkProcessor.java:134)\r\n\tat org.springframework.batch.core.step.item.SimpleChunkProcessor.transform(SimpleChunkProcessor.java:319)\r\n\tat org.springframework.batch.core.step.item.SimpleChunkProcessor.process(SimpleChunkProcessor.java:210)\r\n\tat org.springframework.batch.core.step.item.ChunkOrientedTasklet.execute(ChunkOrientedTasklet.java:77)\r\n\tat org.springframework.batch.core.step.tasklet.TaskletStep$ChunkTransactionCallback.doInTransaction(TaskletStep.java:407)\r\n\tat org.springframework.batch.core.step.tasklet.TaskletStep$ChunkTransactionCallback.doInTransaction(TaskletStep.java:331)\r\n\tat org.springframework.transaction.support.TransactionTemplate.execute(TransactionTemplate.java:140)\r\n\tat org.springframework.batch.core.step.tasklet.TaskletStep$2.doInChunkContext(TaskletStep.java:273)\r\n\tat org.springframework.batch.core.scope.context.StepContextRepeatCallback.doInIteration(StepContextRepeatCallback.jav",</text:p>
            <text:p>"lastUpdated": "2023-04-25T14:05:21.010+0900",</text:p>
            <text:p>"jobConfigurationLocation": null</text:p>
            <text:p>},</text:p>
            <text:p>{</text:p>
            <text:p>"jobExecutionId": 230,</text:p>
            <text:p>"version": 2,</text:p>
            <text:p>"jobInstanceId": 213,</text:p>
            <text:p>"createTime": "2023-04-25T14:12:14.163+0900",</text:p>
            <text:p>"startTime": "2023-04-25T14:12:16.304+0900",</text:p>
            <text:p>"endTime": "2023-04-25T14:12:43.018+0900",</text:p>
            <text:p>"status": "FAILED",</text:p>
            <text:p>"exitCode": "FAILED",</text:p>
            <text:p>"exitMessage": "org.springframework.batch.core.step.skip.SkipLimitExceededException: Skip limit of '0' exceeded\r\n\tat org.springframework.batch.core.step.skip.LimitCheckingItemSkipPolicy.shouldSkip(LimitCheckingItemSkipPolicy.java:133)\r\n\tat org.springframework.batch.core.step.skip.ExceptionClassifierSkipPolicy.shouldSkip(ExceptionClassifierSkipPolicy.java:70)\r\n\tat org.springframework.batch.core.step.item.FaultTolerantChunkProcessor.shouldSkip(FaultTolerantChunkProcessor.java:519)\r\n\tat org.springframework.batch.core.step.item.FaultTolerantChunkProcessor.access$500(FaultTolerantChunkProcessor.java:56)\r\n\tat org.springframework.batch.core.step.item.FaultTolerantChunkProcessor$2.recover(FaultTolerantChunkProcessor.java:289)\r\n\tat org.springframework.retry.support.RetryTemplate.handleRetryExhausted(RetryTemplate.java:539)\r\n\tat org.springframework.retry.support.RetryTemplate.doExecute(RetryTemplate.java:387)\r\n\tat org.springframework.retry.support.RetryTemplate.execute(RetryTemplate.java:255)\r\n\tat org.springframework.batch.core.step.item.BatchRetryTemplate.execute(BatchRetryTemplate.java:217)\r\n\tat org.springframework.batch.core.step.item.FaultTolerantChunkProcessor.transform(FaultTolerantChunkProcessor.java:308)\r\n\tat org.springframework.batch.core.step.item.SimpleChunkProcessor.process(SimpleChunkProcessor.java:210)\r\n\tat org.springframework.batch.core.step.item.ChunkOrientedTasklet.execute(ChunkOrientedTasklet.java:77)\r\n\tat org.springframework.batch.core.step.tasklet.TaskletStep$ChunkTransactionCallback.doInTransaction(TaskletStep.java:407)\r\n\tat org.springframework.batch.core.step.tasklet.TaskletStep$ChunkTransactionCallback.doInTransaction(TaskletStep.java:331)\r\n\tat org.springframework.transaction.support.TransactionTemplate.execute(TransactionTemplate.java:140)\r\n\tat org.springframework.batch.core.step.tasklet.TaskletStep$2.doInChunkContext(TaskletStep.java:273)\r\n\tat org.springframework.batch.core.scope.context.StepContextRepeatCallback.doInIteration(StepContextRepeatCallback.java:82)\r\n\tat org.springframework.batch.repeat.support.RepeatTemplate.getNextResult(RepeatTemplate.java:375)\r\n\tat org.springframework.batch.repeat.support.RepeatTemplate.executeInternal(RepeatTemplate.java:215)\r\n\tat org.springframework.batch.repeat.support.RepeatTemplate.iterate(RepeatTemplate.java:145)\r\n\tat org.springframework.batch.core.step.tasklet.TaskletStep.doExecute(TaskletStep.java:258)\r\n\tat org.springframework.batch.core.step.AbstractStep.execute(AbstractStep.java:208)\r\n\tat org.springframework.batch.",</text:p>
            <text:p>"lastUpdated": "2023-04-25T14:12:43.183+0900",</text:p>
            <text:p>"jobConfigurationLocation": null</text:p>
            <text:p>},</text:p>
            <text:p>{</text:p>
            <text:p>"jobExecutionId": 231,</text:p>
            <text:p>"version": 2,</text:p>
            <text:p>"jobInstanceId": 213,</text:p>
            <text:p>"createTime": "2023-04-25T14:15:51.620+0900",</text:p>
            <text:p>"startTime": "2023-04-25T14:15:53.668+0900",</text:p>
            <text:p>"endTime": "2023-04-25T14:17:20.386+0900",</text:p>
            <text:p>"status": "COMPLETED",</text:p>
            <text:p>"exitCode": "COMPLETED",</text:p>
            <text:p>"exitMessage": "",</text:p>
            <text:p>"lastUpdated": "2023-04-25T14:17:20.544+0900",</text:p>
            <text:p>"jobConfigurationLocation": null</text:p>
            <text:p>}</text:p>
            <text:p>]</text:p>
            <text:p>}</text:p>
            <text:p>}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2.2</text:p>
          </table:table-cell>
          <table:table-cell table:style-name="ce6" office:value-type="string" calcext:value-type="string">
            <text:p>잡별 배치 작업 현황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batch/{jobName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PathVariable</text:p>
          </table:table-cell>
          <table:table-cell table:style-name="ce11"/>
          <table:table-cell table:style-name="ce11" office:value-type="string" calcext:value-type="string">
            <text:p>잡 이름</text:p>
          </table:table-cell>
          <table:table-cell table:style-name="ce11" office:value-type="string" calcext:value-type="string">
            <text:p>jobName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11" office:value-type="string" calcext:value-type="string">
            <text:p>extractKeywordJob, checkModContentJob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QueryString</text:p>
          </table:table-cell>
          <table:table-cell table:style-name="ce11"/>
          <table:table-cell table:style-name="ce11" office:value-type="string" calcext:value-type="string">
            <text:p>한 페이지 당 항목 수</text:p>
          </table:table-cell>
          <table:table-cell table:style-name="ce11" office:value-type="string" calcext:value-type="string">
            <text:p>size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15" office:value-type="string" calcext:value-type="string">
            <text:p>Null</text:p>
          </table:table-cell>
          <table:table-cell table:style-name="ce11" office:value-type="string" calcext:value-type="string">
            <text:p>null인 경우 기본값 10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QueryString</text:p>
          </table:table-cell>
          <table:table-cell table:style-name="ce11"/>
          <table:table-cell table:style-name="ce11" office:value-type="string" calcext:value-type="string">
            <text:p>페이지 번호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15" office:value-type="string" calcext:value-type="string">
            <text:p>Null</text:p>
          </table:table-cell>
          <table:table-cell table:style-name="ce11" office:value-type="string" calcext:value-type="string">
            <text:p>null인 경우 기본값 1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3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6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조회 결과</text:p>
          </table:table-cell>
          <table:table-cell table:style-name="ce11" office:value-type="string" calcext:value-type="string">
            <text:p>data</text:p>
          </table:table-cell>
          <table:table-cell table:style-name="ce22" table:number-columns-repeated="2"/>
          <table:table-cell table:style-name="ce11" table:content-validation-name="val15"/>
          <table:table-cell table:style-name="ce11" office:value-type="string" calcext:value-type="string">
            <text:p>{</text:p>
            <text:p>"status": "success",</text:p>
            <text:p>"data": {</text:p>
            <text:p>"total": 24,</text:p>
            <text:p>"list": [</text:p>
            <text:p>{</text:p>
            <text:p>"jobExecutionId": 232,</text:p>
            <text:p>"version": 2,</text:p>
            <text:p>"jobInstanceId": 214,</text:p>
            <text:p>"createTime": "2023-04-25T14:31:54.345+0900",</text:p>
            <text:p>"startTime": "2023-04-25T14:31:56.098+0900",</text:p>
            <text:p>"endTime": "2023-04-25T14:31:57.116+0900",</text:p>
            <text:p>"status": "FAILED",</text:p>
            <text:p>"exitCode": "FAILED",</text:p>
            <text:p>"exitMessage": "org.springframework.beans.factory.UnsatisfiedDependencyException: Error creating bean with name 'scopedTarget.getKeywordsStep' defined in class path resource [com/ggukgguk/batch/extractKeyword/job/ExtractKeywordConfig.class]: Unsatisfied dependency expressed through method 'getKeywordsStep' parameter 0; nested exception is org.springframework.beans.TypeMismatchException: Failed to convert value of type 'java.lang.String' to required type 'java.util.Date'; nested exception is org.springframework.core.convert.ConversionFailedException: Failed to convert from type [java.lang.String] to type [@org.springframework.beans.factory.annotation.Value java.util.Date] for value [20230426]; nested exception is java.lang.IllegalArgumentException\r\n\tat org.springframework.beans.factory.support.ConstructorResolver.createArgumentArray(ConstructorResolver.java:800)\r\n\tat org.springframework.beans.factory.support.ConstructorResolver.instantiateUsingFactoryMethod(ConstructorResolver.java:541)\r\n\tat org.springframework.beans.factory.support.AbstractAutowireCapableBeanFactory.instantiateUsingFactoryMethod(AbstractAutowireCapableBeanFactory.java:1352)\r\n\tat org.springframework.beans.factory.support.AbstractAutowireCapableBeanFactory.createBeanInstance(AbstractAutowireCapableBeanFactory.java:1195)\r\n\tat org.springframework.beans.factory.support.AbstractAutowireCapableBeanFactory.doCreateBean(AbstractAutowireCapableBeanFactory.java:582)\r\n\tat org.springframework.beans.factory.support.AbstractAutowireCapableBeanFactory.createBean(AbstractAutowireCapableBeanFactory.java:542)\r\n\tat org.springframework.beans.factory.support.AbstractBeanFactory.lambda$doGetBean$1(AbstractBeanFactory.java:374)\r\n\tat org.springframework.batch.core.scope.JobScope.get(JobScope.java:105)\r\n\tat org.springframework.beans.factory.support.AbstractBeanFactory.doGetBean(AbstractBeanFactory.java:371)\r\n\tat org.springframework.beans.factory.support.AbstractBeanFactory.getBean(AbstractBeanFactory.java:208)\r\n\tat org.springframework.aop.target.SimpleBeanTargetSource.getTarget(SimpleBeanTargetSource.java:35)\r\n\tat org.springframework.aop.framework.JdkDynamicAopProxy.invoke(JdkDynamicAopProxy.java:200)\r\n\tat com.sun.proxy.$Proxy52.getName(Unknown Source)\r\n\tat org.springframework.batch.core.job.SimpleStepHandler.handleStep(SimpleStepHandler.java:115)\r\n\tat org.springframework.batch.core.job.AbstractJob.handleStep(AbstractJob.java:413)\r\n\tat org.springframework.batch.core.job.SimpleJob.doExecute(SimpleJob.java:136)\r\n\tat org.springframew",</text:p>
            <text:p>"lastUpdated": "2023-04-25T14:31:57.273+0900",</text:p>
            <text:p>"jobConfigurationLocation": null</text:p>
            <text:p>},</text:p>
            <text:p>{</text:p>
            <text:p>"jobExecutionId": 231,</text:p>
            <text:p>"version": 2,</text:p>
            <text:p>"jobInstanceId": 213,</text:p>
            <text:p>"createTime": "2023-04-25T14:15:51.620+0900",</text:p>
            <text:p>"startTime": "2023-04-25T14:15:53.668+0900",</text:p>
            <text:p>"endTime": "2023-04-25T14:17:20.386+0900",</text:p>
            <text:p>"status": "COMPLETED",</text:p>
            <text:p>"exitCode": "COMPLETED",</text:p>
            <text:p>"exitMessage": "",</text:p>
            <text:p>"lastUpdated": "2023-04-25T14:17:20.544+0900",</text:p>
            <text:p>"jobConfigurationLocation": null</text:p>
            <text:p>},</text:p>
            <text:p>{</text:p>
            <text:p>"jobExecutionId": 230,</text:p>
            <text:p>"version": 2,</text:p>
            <text:p>"jobInstanceId": 213,</text:p>
            <text:p>"createTime": "2023-04-25T14:12:14.163+0900",</text:p>
            <text:p>"startTime": "2023-04-25T14:12:16.304+0900",</text:p>
            <text:p>"endTime": "2023-04-25T14:12:43.018+0900",</text:p>
            <text:p>"status": "FAILED",</text:p>
            <text:p>"exitCode": "FAILED",</text:p>
            <text:p>"exitMessage": "org.springframework.batch.core.step.skip.SkipLimitExceededException: Skip limit of '0' exceeded\r\n\tat org.springframework.batch.core.step.skip.LimitCheckingItemSkipPolicy.shouldSkip(LimitCheckingItemSkipPolicy.java:133)\r\n\tat org.springframework.batch.core.step.skip.ExceptionClassifierSkipPolicy.shouldSkip(ExceptionClassifierSkipPolicy.java:70)\r\n\tat org.springframework.batch.core.step.item.FaultTolerantChunkProcessor.shouldSkip(FaultTolerantChunkProcessor.java:519)\r\n\tat org.springframework.batch.core.step.item.FaultTolerantChunkProcessor.access$500(FaultTolerantChunkProcessor.java:56)\r\n\tat org.springframework.batch.core.step.item.FaultTolerantChunkProcessor$2.recover(FaultTolerantChunkProcessor.java:289)\r\n\tat org.springframework.retry.support.RetryTemplate.handleRetryExhausted(RetryTemplate.java:539)\r\n\tat org.springframework.retry.support.RetryTemplate.doExecute(RetryTemplate.java:387)\r\n\tat org.springframework.retry.support.RetryTemplate.execute(RetryTemplate.java:255)\r\n\tat org.springframework.batch.core.step.item.BatchRetryTemplate.execute(BatchRetryTemplate.java:217)\r\n\tat org.springframework.batch.core.step.item.FaultTolerantChunkProcessor.transform(FaultTolerantChunkProcessor.java:308)\r\n\tat org.springframework.batch.core.step.item.SimpleChunkProcessor.process(SimpleChunkProcessor.java:210)\r\n\tat org.springframework.batch.core.step.item.ChunkOrientedTasklet.execute(ChunkOrientedTasklet.java:77)\r\n\tat org.springframework.batch.core.step.tasklet.TaskletStep$ChunkTransactionCallback.doInTransaction(TaskletStep.java:407)\r\n\tat org.springframework.batch.core.step.tasklet.TaskletStep$ChunkTransactionCallback.doInTransaction(TaskletStep.java:331)\r\n\tat org.springframework.transaction.support.TransactionTemplate.execute(TransactionTemplate.java:140)\r\n\tat org.springframework.batch.core.step.tasklet.TaskletStep$2.doInChunkContext(TaskletStep.java:273)\r\n\tat org.springframework.batch.core.scope.context.StepContextRepeatCallback.doInIteration(StepContextRepeatCallback.java:82)\r\n\tat org.springframework.batch.repeat.support.RepeatTemplate.getNextResult(RepeatTemplate.java:375)\r\n\tat org.springframework.batch.repeat.support.RepeatTemplate.executeInternal(RepeatTemplate.java:215)\r\n\tat org.springframework.batch.repeat.support.RepeatTemplate.iterate(RepeatTemplate.java:145)\r\n\tat org.springframework.batch.core.step.tasklet.TaskletStep.doExecute(TaskletStep.java:258)\r\n\tat org.springframework.batch.core.step.AbstractStep.execute(AbstractStep.java:208)\r\n\tat org.springframework.batch.",</text:p>
            <text:p>"lastUpdated": "2023-04-25T14:12:43.183+0900",</text:p>
            <text:p>"jobConfigurationLocation": null</text:p>
            <text:p>}</text:p>
            <text:p>]</text:p>
            <text:p>}</text:p>
            <text:p>}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5.3</text:p>
          </table:table-cell>
          <table:table-cell table:style-name="ce6" office:value-type="string" calcext:value-type="string">
            <text:p>서비스 관리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5.3.1</text:p>
          </table:table-cell>
          <table:table-cell table:style-name="ce6" office:value-type="string" calcext:value-type="string">
            <text:p>회원 조회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member/{memberId)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PathVariabl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회원 아이디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3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조회 결과</text:p>
          </table:table-cell>
          <table:table-cell table:style-name="ce11" office:value-type="string" calcext:value-type="string">
            <text:p>data</text:p>
          </table:table-cell>
          <table:table-cell table:style-name="ce22" table:number-columns-repeated="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 table:style-name="ce5"/>
          <table:table-cell table:style-name="ce34"/>
          <table:table-cell table:number-columns-repeated="1022"/>
        </table:table-row>
        <table:table-row table:style-name="ro1">
          <table:table-cell table:style-name="ce5" office:value-type="string" calcext:value-type="string">
            <text:p>5.3.2</text:p>
          </table:table-cell>
          <table:table-cell table:style-name="ce6" office:value-type="string" calcext:value-type="string">
            <text:p>회원 삭제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DELETE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member/{memberId)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PathVariabl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회원 아이디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3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 table:style-name="ce5"/>
          <table:table-cell table:style-name="ce34"/>
          <table:table-cell table:number-columns-repeated="1022"/>
        </table:table-row>
        <table:table-row table:style-name="ro1">
          <table:table-cell table:style-name="ce5" office:value-type="string" calcext:value-type="string">
            <text:p>5.3.3</text:p>
          </table:table-cell>
          <table:table-cell table:style-name="ce6" office:value-type="string" calcext:value-type="string">
            <text:p>조각 조회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record/{record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PathVariabl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조각 아이디</text:p>
          </table:table-cell>
          <table:table-cell table:style-name="ce11" office:value-type="string" calcext:value-type="string">
            <text:p>recordId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3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3.3</text:p>
          </table:table-cell>
          <table:table-cell table:style-name="ce6" office:value-type="string" calcext:value-type="string">
            <text:p>조각 삭제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DELETE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record/{record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PathVariabl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조각 아이디</text:p>
          </table:table-cell>
          <table:table-cell table:style-name="ce11" office:value-type="string" calcext:value-type="string">
            <text:p>recordId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3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5.3.3</text:p>
          </table:table-cell>
          <table:table-cell table:style-name="ce6" office:value-type="string" calcext:value-type="string">
            <text:p>미디어 메타데이터 + 모니터링 이력 조회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content/media/{mediaFile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PathVariabl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미디어 파일 아이디</text:p>
          </table:table-cell>
          <table:table-cell table:style-name="ce35" office:value-type="string" calcext:value-type="string">
            <text:p>mediaFile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11" office:value-type="string" calcext:value-type="string">
            <text:p>UUID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5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3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3.3</text:p>
          </table:table-cell>
          <table:table-cell table:style-name="ce6" office:value-type="string" calcext:value-type="string">
            <text:p>미디어 모니터링 재심사 조회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content/claim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QueryStri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미디어 파일 재심사 아이디</text:p>
          </table:table-cell>
          <table:table-cell table:style-name="ce35" office:value-type="string" calcext:value-type="string">
            <text:p>page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QueryString</text:p>
          </table:table-cell>
          <table:table-cell table:style-name="ce11"/>
          <table:table-cell table:style-name="ce11" office:value-type="string" calcext:value-type="string">
            <text:p>재심사 요청문</text:p>
          </table:table-cell>
          <table:table-cell table:style-name="ce35" office:value-type="string" calcext:value-type="string">
            <text:p>size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QueryString</text:p>
          </table:table-cell>
          <table:table-cell table:style-name="ce11"/>
          <table:table-cell table:style-name="ce11" office:value-type="string" calcext:value-type="string">
            <text:p>재심사 결과</text:p>
          </table:table-cell>
          <table:table-cell table:style-name="ce6" office:value-type="string" calcext:value-type="string">
            <text:p>mediaFileRecheckRequestStatus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2"/>
          <table:table-cell/>
          <table:table-cell table:style-name="ce11"/>
          <table:table-cell table:style-name="ce22"/>
          <table:table-cell table:style-name="ce11" table:content-validation-name="val15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2"/>
          <table:table-cell/>
          <table:table-cell table:style-name="ce11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2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3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3.3</text:p>
          </table:table-cell>
          <table:table-cell table:style-name="ce6" office:value-type="string" calcext:value-type="string">
            <text:p>미디어 모니터링 재심사 등록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POS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content/claim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JsonBod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미디어 파일 재심사 아이디</text:p>
          </table:table-cell>
          <table:table-cell table:style-name="ce35" office:value-type="string" calcext:value-type="string">
            <text:p>mediaFileRecheckRequestId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/>
          <table:table-cell table:style-name="ce11" office:value-type="string" calcext:value-type="string">
            <text:p>재심사 요청문</text:p>
          </table:table-cell>
          <table:table-cell table:style-name="ce35" office:value-type="string" calcext:value-type="string">
            <text:p>mediaFileRecheckRequestClaim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/>
          <table:table-cell table:style-name="ce11" office:value-type="string" calcext:value-type="string">
            <text:p>재심사 결과</text:p>
          </table:table-cell>
          <table:table-cell table:style-name="ce6" office:value-type="string" calcext:value-type="string">
            <text:p>mediaFileRecheckRequestReply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/>
          <table:table-cell table:style-name="ce11" office:value-type="string" calcext:value-type="string">
            <text:p>재심사 현황</text:p>
          </table:table-cell>
          <table:table-cell table:style-name="ce6" office:value-type="string" calcext:value-type="string">
            <text:p>mediaFileRecheckRequestStatus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11" office:value-type="string" calcext:value-type="string">
            <text:p>BEFORE','PROCEEDING','REJECTED','PASSED'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/>
          <table:table-cell table:style-name="ce11" office:value-type="string" calcext:value-type="string">
            <text:p>재심사 등록일시</text:p>
          </table:table-cell>
          <table:table-cell table:style-name="ce6" office:value-type="string" calcext:value-type="string">
            <text:p>mediaFileRecheckRequestCreatedAt</text:p>
          </table:table-cell>
          <table:table-cell table:style-name="ce11" office:value-type="string" calcext:value-type="string">
            <text:p>Date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3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3.3</text:p>
          </table:table-cell>
          <table:table-cell table:style-name="ce6" office:value-type="string" calcext:value-type="string">
            <text:p>미디어 파일 메타데이터 수정 (차단 해제 용도)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PATCH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content/media/{mediaFile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PathVariabl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미디어 파일 아이디</text:p>
          </table:table-cell>
          <table:table-cell table:style-name="ce35" office:value-type="string" calcext:value-type="string">
            <text:p>mediaFile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JsonBody</text:p>
          </table:table-cell>
          <table:table-cell table:style-name="ce11"/>
          <table:table-cell table:style-name="ce11" office:value-type="string" calcext:value-type="string">
            <text:p>차단 여부</text:p>
          </table:table-cell>
          <table:table-cell table:style-name="ce11" office:value-type="string" calcext:value-type="string">
            <text:p>mediaFileBlocked</text:p>
          </table:table-cell>
          <table:table-cell table:style-name="ce11" office:value-type="string" calcext:value-type="string">
            <text:p>boolean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11" office:value-type="string" calcext:value-type="string">
            <text:p>true면 차단 (노출 중단)</text:p>
          </table:table-cell>
          <table:table-cell table:number-columns-repeated="1015"/>
        </table:table-row>
        <table:table-row table:style-name="ro1" table:number-rows-repeated="5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3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 table:style-name="ce5"/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5.3.4</text:p>
          </table:table-cell>
          <table:table-cell table:style-name="ce6" office:value-type="string" calcext:value-type="string">
            <text:p>미디어 모니터링 재심사 수정 (관리자 통보)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PU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content/claim/{mediaFileRecheckRequest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PathVariabl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미디어 파일 재심사 아이디</text:p>
          </table:table-cell>
          <table:table-cell table:style-name="ce35" office:value-type="string" calcext:value-type="string">
            <text:p>mediaFileRecheckRequestId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/>
          <table:table-cell table:style-name="ce11" office:value-type="string" calcext:value-type="string">
            <text:p>재심사 요청문</text:p>
          </table:table-cell>
          <table:table-cell table:style-name="ce35" office:value-type="string" calcext:value-type="string">
            <text:p>mediaFileRecheckRequestClaim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/>
          <table:table-cell table:style-name="ce11" office:value-type="string" calcext:value-type="string">
            <text:p>재심사 결과</text:p>
          </table:table-cell>
          <table:table-cell table:style-name="ce6" office:value-type="string" calcext:value-type="string">
            <text:p>mediaFileRecheckRequestReply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/>
          <table:table-cell table:style-name="ce11" office:value-type="string" calcext:value-type="string">
            <text:p>재심사 현황</text:p>
          </table:table-cell>
          <table:table-cell table:style-name="ce6" office:value-type="string" calcext:value-type="string">
            <text:p>mediaFileRecheckRequestStatus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11" office:value-type="string" calcext:value-type="string">
            <text:p>BEFORE','PROCEEDING','REJECTED','PASSED'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/>
          <table:table-cell table:style-name="ce11" office:value-type="string" calcext:value-type="string">
            <text:p>재심사 등록일시</text:p>
          </table:table-cell>
          <table:table-cell table:style-name="ce6" office:value-type="string" calcext:value-type="string">
            <text:p>mediaFileRecheckRequestCreatedAt</text:p>
          </table:table-cell>
          <table:table-cell table:style-name="ce11" office:value-type="string" calcext:value-type="string">
            <text:p>Date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3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5.4</text:p>
          </table:table-cell>
          <table:table-cell table:style-name="ce6" office:value-type="string" calcext:value-type="string">
            <text:p>공지사항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5.4.1</text:p>
          </table:table-cell>
          <table:table-cell table:style-name="ce6" office:value-type="string" calcext:value-type="string">
            <text:p>공지사항 리스트 조회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notice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JsonBod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회원 ID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JsonBod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선택 연도</text:p>
          </table:table-cell>
          <table:table-cell table:style-name="ce11" office:value-type="string" calcext:value-type="string">
            <text:p>diaryYear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JsonBody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선택 월</text:p>
          </table:table-cell>
          <table:table-cell table:style-name="ce11" office:value-type="string" calcext:value-type="string">
            <text:p>diaryMonth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3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다이어리 목록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List&lt;Dairy&gt; or DiaryMonth</text:p>
          </table:table-cell>
          <table:table-cell table:style-name="ce22"/>
          <table:table-cell table:style-name="ce11" table:content-validation-name="val15"/>
          <table:table-cell table:style-name="ce11" office:value-type="string" calcext:value-type="string">
            <text:p>DiaryMonth의 경우 keywordList, 일자별 diaryCount가 포함 되어 있음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4.2</text:p>
          </table:table-cell>
          <table:table-cell table:style-name="ce6" office:value-type="string" calcext:value-type="string">
            <text:p>공지사항 작성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notice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JsonBod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공지사항 제목</text:p>
          </table:table-cell>
          <table:table-cell table:style-name="ce11" office:value-type="string" calcext:value-type="string">
            <text:p>notice_title</text:p>
          </table:table-cell>
          <table:table-cell table:style-name="ce11"/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JsonBod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공지사항 내용</text:p>
          </table:table-cell>
          <table:table-cell table:style-name="ce11" office:value-type="string" calcext:value-type="string">
            <text:p>notice_content</text:p>
          </table:table-cell>
          <table:table-cell table:style-name="ce11"/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JsonBody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공지사항 게시 일시</text:p>
          </table:table-cell>
          <table:table-cell table:style-name="ce11" office:value-type="string" calcext:value-type="string">
            <text:p>notice_created_at</text:p>
          </table:table-cell>
          <table:table-cell table:style-name="ce11"/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JsonBody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비상 공지 여부</text:p>
          </table:table-cell>
          <table:table-cell table:style-name="ce11" office:value-type="string" calcext:value-type="string">
            <text:p>notice_is_emergency</text:p>
          </table:table-cell>
          <table:table-cell table:style-name="ce22" table:number-columns-repeated="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4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3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1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4.3</text:p>
          </table:table-cell>
          <table:table-cell table:style-name="ce6" office:value-type="string" calcext:value-type="string">
            <text:p>공지사항 수정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PU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notice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PathVariabl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다이어리 ID</text:p>
          </table:table-cell>
          <table:table-cell table:style-name="ce11" office:value-type="string" calcext:value-type="string">
            <text:p>diaryId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JsonBod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공지사항 제목</text:p>
          </table:table-cell>
          <table:table-cell table:style-name="ce11" office:value-type="string" calcext:value-type="string">
            <text:p>notice_title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JsonBody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공지사항 내용</text:p>
          </table:table-cell>
          <table:table-cell table:style-name="ce11" office:value-type="string" calcext:value-type="string">
            <text:p>notice_content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JsonBody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공지사항 게시 일시</text:p>
          </table:table-cell>
          <table:table-cell table:style-name="ce11" office:value-type="string" calcext:value-type="string">
            <text:p>notice_created_at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JsonBody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비상 공지 여부</text:p>
          </table:table-cell>
          <table:table-cell table:style-name="ce11" office:value-type="string" calcext:value-type="string">
            <text:p>notice_is_emergency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 table:number-rows-repeated="5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3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1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4.4</text:p>
          </table:table-cell>
          <table:table-cell table:style-name="ce6" office:value-type="string" calcext:value-type="string">
            <text:p>공지사항 삭제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POS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notice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JsonBod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댓글 내용</text:p>
          </table:table-cell>
          <table:table-cell table:style-name="ce11" office:value-type="string" calcext:value-type="string">
            <text:p>replyContent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JsonBod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조각 번호</text:p>
          </table:table-cell>
          <table:table-cell table:style-name="ce11" office:value-type="string" calcext:value-type="string">
            <text:p>recordId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JsonBody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회원 ID</text:p>
          </table:table-cell>
          <table:table-cell table:style-name="ce11" office:value-type="string" calcext:value-type="string">
            <text:p>member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3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5.4.5</text:p>
          </table:table-cell>
          <table:table-cell table:style-name="ce6" office:value-type="string" calcext:value-type="string">
            <text:p>공지사항 상세보기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4" office:value-type="string" calcext:value-type="string" table:number-columns-spanned="2" table:number-rows-spanned="1">
            <text:p>PU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admin/notice/{noticeId}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PathVariabl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공지사항 ID</text:p>
          </table:table-cell>
          <table:table-cell table:style-name="ce35" office:value-type="string" calcext:value-type="string">
            <text:p>noticeI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5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2">
          <table:table-cell/>
          <table:table-cell table:style-name="ce11" table:content-validation-name="val13"/>
          <table:table-cell table:style-name="ce11" table:number-columns-repeated="4"/>
          <table:table-cell table:style-name="ce22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13"/>
          <table:table-cell table:style-name="ce11"/>
          <table:table-cell table:style-name="ce22" table:number-columns-repeated="4"/>
          <table:table-cell table:style-name="ce11" table:content-validation-name="val15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5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3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5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3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공지사항 내용</text:p>
          </table:table-cell>
          <table:table-cell table:style-name="ce11" office:value-type="string" calcext:value-type="string">
            <text:p>data</text:p>
          </table:table-cell>
          <table:table-cell table:style-name="ce11"/>
          <table:table-cell table:style-name="ce22"/>
          <table:table-cell table:style-name="ce11" table:content-validation-name="val15"/>
          <table:table-cell table:style-name="ce11" office:value-type="string" calcext:value-type="string">
            <text:p>error의 경우 null 리턴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2" table:number-rows-repeated="10481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자연어처리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꾹꾹: 인터페이스 정의서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2" table:number-rows-spanned="1">
            <text:p>버전</text:p>
          </table:table-cell>
          <table:covered-table-cell table:style-name="ce8"/>
          <table:table-cell table:style-name="ce16" office:value-type="float" office:value="0.1" calcext:value-type="float">
            <text:p>0.1</text:p>
          </table:table-cell>
          <table:table-cell table:style-name="ce16" office:value-type="string" calcext:value-type="string">
            <text:p>날짜</text:p>
          </table:table-cell>
          <table:table-cell table:style-name="ce27" office:value-type="date" office:date-value="2023-04-11" calcext:value-type="date">
            <text:p>2023-04-11</text:p>
          </table:table-cell>
          <table:table-cell table:style-name="ce28" office:value-type="string" calcext:value-type="string">
            <text:p>작성</text:p>
          </table:table-cell>
          <table:table-cell table:style-name="ce31" office:value-type="string" calcext:value-type="string" table:number-columns-spanned="3" table:number-rows-spanned="1">
            <text:p>@noblesswan, @onehuts, @0tak2, @gkswotjd45</text:p>
          </table:table-cell>
          <table:covered-table-cell table:number-columns-repeated="2" table:style-name="ce21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2" table:number-rows-spanned="1">
            <text:p>도메인</text:p>
          </table:table-cell>
          <table:covered-table-cell table:style-name="ce9"/>
          <table:table-cell table:style-name="ce17" office:value-type="string" calcext:value-type="string" table:number-columns-spanned="7" table:number-rows-spanned="1">
            <text:p>admin</text:p>
          </table:table-cell>
          <table:covered-table-cell table:number-columns-repeated="5" table:style-name="ce23"/>
          <table:covered-table-cell table:style-name="ce3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6.</text:p>
          </table:table-cell>
          <table:table-cell table:style-name="ce6" office:value-type="string" calcext:value-type="string">
            <text:p>자연어처리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6.1</text:p>
          </table:table-cell>
          <table:table-cell table:style-name="ce6" office:value-type="string" calcext:value-type="string">
            <text:p>TextRank 기반 키워드 추출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6.1.1</text:p>
          </table:table-cell>
          <table:table-cell table:style-name="ce6" office:value-type="string" calcext:value-type="string">
            <text:p>TextRank 기반 키워드 추출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9" office:value-type="string" calcext:value-type="string" table:number-columns-spanned="4" table:number-rows-spanned="1">
            <text:p>TextRank 기반 키워드 추출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17" office:value-type="string" calcext:value-type="string" table:number-columns-spanned="2" table:number-rows-spanned="1">
            <text:p>POS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nlp/keyword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6" office:value-type="string" calcext:value-type="string">
            <text:p>JsonBody</text:p>
          </table:table-cell>
          <table:table-cell table:style-name="ce11"/>
          <table:table-cell table:style-name="ce11" office:value-type="string" calcext:value-type="string">
            <text:p>문장 원본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8" office:value-type="string" calcext:value-type="string">
            <text:p>Not 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6" office:value-type="string" calcext:value-type="string">
            <text:p>JsonBody</text:p>
          </table:table-cell>
          <table:table-cell table:style-name="ce11"/>
          <table:table-cell table:style-name="ce11" office:value-type="string" calcext:value-type="string">
            <text:p>키워드 개수</text:p>
          </table:table-cell>
          <table:table-cell table:style-name="ce11" office:value-type="string" calcext:value-type="string">
            <text:p>num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18" office:value-type="string" calcext:value-type="string">
            <text:p>Not Null</text:p>
          </table:table-cell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content-validation-name="val18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table:content-validation-name="val16" office:value-type="string" calcext:value-type="string">
            <text:p>Response</text:p>
          </table:table-cell>
          <table:table-cell table:style-name="ce11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18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6" office:value-type="string" calcext:value-type="string">
            <text:p>Response</text:p>
          </table:table-cell>
          <table:table-cell table:style-name="ce11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18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6" office:value-type="string" calcext:value-type="string">
            <text:p>Respons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조회 결과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Array</text:p>
          </table:table-cell>
          <table:table-cell table:style-name="ce22"/>
          <table:table-cell table:style-name="ce11" table:content-validation-name="val18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table:content-validation-name="val16" office:value-type="string" calcext:value-type="string">
            <text:p>Response</text:p>
          </table:table-cell>
          <table:table-cell table:style-name="ce11"/>
          <table:table-cell table:style-name="ce37" office:value-type="string" calcext:value-type="string">
            <text:p>(각 엔트리 포맷) </text:p>
          </table:table-cell>
          <table:table-cell table:style-name="ce11" office:value-type="string" calcext:value-type="string">
            <text:p>word</text:p>
          </table:table-cell>
          <table:table-cell table:style-name="ce11" office:value-type="string" calcext:value-type="string">
            <text:p>String</text:p>
          </table:table-cell>
          <table:table-cell table:style-name="ce22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6" office:value-type="string" calcext:value-type="string">
            <text:p>Response</text:p>
          </table:table-cell>
          <table:table-cell table:style-name="ce11"/>
          <table:table-cell table:style-name="ce22"/>
          <table:table-cell table:style-name="ce11" office:value-type="string" calcext:value-type="string">
            <text:p>score</text:p>
          </table:table-cell>
          <table:table-cell table:style-name="ce11" office:value-type="string" calcext:value-type="string">
            <text:p>float</text:p>
          </table:table-cell>
          <table:table-cell table:style-name="ce22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/>
          <table:table-cell table:style-name="ce22" table:number-columns-repeated="4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/>
          <table:table-cell table:style-name="ce25" table:number-columns-repeated="4"/>
          <table:table-cell table:style-name="ce25" table:content-validation-name="val18"/>
          <table:table-cell table:style-name="ce25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/>
          <table:table-cell table:style-name="ce20" table:number-columns-repeated="4"/>
          <table:table-cell table:style-name="ce20" table:content-validation-name="val18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content-validation-name="val18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/>
          <table:table-cell table:style-name="ce22" table:number-columns-repeated="4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/>
          <table:table-cell table:style-name="ce10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22" table:number-columns-spanned="2" table:number-rows-spanned="1"/>
          <table:covered-table-cell table:style-name="ce24"/>
          <table:table-cell table:style-name="ce11"/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11" table:content-validation-name="val17" table:number-columns-spanned="2" table:number-rows-spanned="1"/>
          <table:covered-table-cell table:style-name="ce24"/>
          <table:table-cell table:style-name="ce11"/>
          <table:table-cell table:style-name="ce11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table:number-columns-repeated="8"/>
          <table:table-cell table:number-columns-repeated="1015"/>
        </table:table-row>
        <table:table-row table:style-name="ro1" table:number-rows-repeated="7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6"/>
          <table:table-cell table:style-name="ce11"/>
          <table:table-cell table:style-name="ce22" table:number-columns-repeated="4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8"/>
          <table:table-cell table:style-name="ce25" table:number-columns-repeated="4"/>
          <table:table-cell table:style-name="ce25" table:content-validation-name="val18"/>
          <table:table-cell table:style-name="ce25"/>
          <table:table-cell table:number-columns-repeated="1015"/>
        </table:table-row>
        <table:table-row table:style-name="ro1">
          <table:table-cell/>
          <table:table-cell table:style-name="ce13" table:content-validation-name="val16"/>
          <table:table-cell table:style-name="ce19"/>
          <table:table-cell table:style-name="ce20" table:number-columns-repeated="4"/>
          <table:table-cell table:style-name="ce20" table:content-validation-name="val18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 table:number-columns-repeated="3"/>
          <table:table-cell table:style-name="ce22" table:number-columns-repeated="2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/>
          <table:table-cell table:style-name="ce10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22" table:number-columns-spanned="2" table:number-rows-spanned="1"/>
          <table:covered-table-cell table:style-name="ce24"/>
          <table:table-cell table:style-name="ce11"/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11" table:content-validation-name="val17" table:number-columns-spanned="2" table:number-rows-spanned="1"/>
          <table:covered-table-cell table:style-name="ce24"/>
          <table:table-cell table:style-name="ce11"/>
          <table:table-cell table:style-name="ce11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table:number-columns-repeated="8"/>
          <table:table-cell table:number-columns-repeated="1015"/>
        </table:table-row>
        <table:table-row table:style-name="ro1" table:number-rows-repeated="7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6"/>
          <table:table-cell table:style-name="ce11"/>
          <table:table-cell table:style-name="ce22" table:number-columns-repeated="4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8"/>
          <table:table-cell table:style-name="ce25" table:number-columns-repeated="4"/>
          <table:table-cell table:style-name="ce25" table:content-validation-name="val18"/>
          <table:table-cell table:style-name="ce25"/>
          <table:table-cell table:number-columns-repeated="1015"/>
        </table:table-row>
        <table:table-row table:style-name="ro1">
          <table:table-cell/>
          <table:table-cell table:style-name="ce13" table:content-validation-name="val16"/>
          <table:table-cell table:style-name="ce19"/>
          <table:table-cell table:style-name="ce20" table:number-columns-repeated="4"/>
          <table:table-cell table:style-name="ce20" table:content-validation-name="val18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 table:number-columns-repeated="3"/>
          <table:table-cell table:style-name="ce22" table:number-columns-repeated="2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 table:style-name="ce5"/>
          <table:table-cell table:style-name="ce34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/>
          <table:table-cell table:style-name="ce10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22" table:number-columns-spanned="2" table:number-rows-spanned="1"/>
          <table:covered-table-cell table:style-name="ce24"/>
          <table:table-cell table:style-name="ce11"/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11" table:content-validation-name="val17" table:number-columns-spanned="2" table:number-rows-spanned="1"/>
          <table:covered-table-cell table:style-name="ce24"/>
          <table:table-cell table:style-name="ce11"/>
          <table:table-cell table:style-name="ce11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table:number-columns-repeated="8"/>
          <table:table-cell table:number-columns-repeated="1015"/>
        </table:table-row>
        <table:table-row table:style-name="ro1" table:number-rows-repeated="7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6"/>
          <table:table-cell table:style-name="ce11"/>
          <table:table-cell table:style-name="ce22" table:number-columns-repeated="4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8"/>
          <table:table-cell table:style-name="ce25" table:number-columns-repeated="4"/>
          <table:table-cell table:style-name="ce25" table:content-validation-name="val18"/>
          <table:table-cell table:style-name="ce25"/>
          <table:table-cell table:number-columns-repeated="1015"/>
        </table:table-row>
        <table:table-row table:style-name="ro1">
          <table:table-cell/>
          <table:table-cell table:style-name="ce13" table:content-validation-name="val16"/>
          <table:table-cell table:style-name="ce19"/>
          <table:table-cell table:style-name="ce20" table:number-columns-repeated="4"/>
          <table:table-cell table:style-name="ce20" table:content-validation-name="val18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/>
          <table:table-cell table:style-name="ce22" table:number-columns-repeated="4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 table:style-name="ce5"/>
          <table:table-cell table:style-name="ce34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/>
          <table:table-cell table:style-name="ce10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22" table:number-columns-spanned="2" table:number-rows-spanned="1"/>
          <table:covered-table-cell table:style-name="ce24"/>
          <table:table-cell table:style-name="ce11"/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11" table:content-validation-name="val17" table:number-columns-spanned="2" table:number-rows-spanned="1"/>
          <table:covered-table-cell table:style-name="ce24"/>
          <table:table-cell table:style-name="ce11"/>
          <table:table-cell table:style-name="ce11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table:number-columns-repeated="8"/>
          <table:table-cell table:number-columns-repeated="1015"/>
        </table:table-row>
        <table:table-row table:style-name="ro1" table:number-rows-repeated="7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6"/>
          <table:table-cell table:style-name="ce11"/>
          <table:table-cell table:style-name="ce22" table:number-columns-repeated="4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8"/>
          <table:table-cell table:style-name="ce25" table:number-columns-repeated="4"/>
          <table:table-cell table:style-name="ce25" table:content-validation-name="val18"/>
          <table:table-cell table:style-name="ce25"/>
          <table:table-cell table:number-columns-repeated="1015"/>
        </table:table-row>
        <table:table-row table:style-name="ro1">
          <table:table-cell/>
          <table:table-cell table:style-name="ce13" table:content-validation-name="val16"/>
          <table:table-cell table:style-name="ce19"/>
          <table:table-cell table:style-name="ce20" table:number-columns-repeated="4"/>
          <table:table-cell table:style-name="ce20" table:content-validation-name="val18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/>
          <table:table-cell table:style-name="ce22" table:number-columns-repeated="4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/>
          <table:table-cell table:style-name="ce10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22" table:number-columns-spanned="2" table:number-rows-spanned="1"/>
          <table:covered-table-cell table:style-name="ce24"/>
          <table:table-cell table:style-name="ce11"/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11" table:content-validation-name="val17" table:number-columns-spanned="2" table:number-rows-spanned="1"/>
          <table:covered-table-cell table:style-name="ce24"/>
          <table:table-cell table:style-name="ce11"/>
          <table:table-cell table:style-name="ce11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table:number-columns-repeated="8"/>
          <table:table-cell table:number-columns-repeated="1015"/>
        </table:table-row>
        <table:table-row table:style-name="ro1" table:number-rows-repeated="7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6"/>
          <table:table-cell table:style-name="ce11"/>
          <table:table-cell table:style-name="ce22" table:number-columns-repeated="4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8"/>
          <table:table-cell table:style-name="ce25" table:number-columns-repeated="4"/>
          <table:table-cell table:style-name="ce25" table:content-validation-name="val18"/>
          <table:table-cell table:style-name="ce25"/>
          <table:table-cell table:number-columns-repeated="1015"/>
        </table:table-row>
        <table:table-row table:style-name="ro1">
          <table:table-cell/>
          <table:table-cell table:style-name="ce13" table:content-validation-name="val16"/>
          <table:table-cell table:style-name="ce19"/>
          <table:table-cell table:style-name="ce20" table:number-columns-repeated="4"/>
          <table:table-cell table:style-name="ce20" table:content-validation-name="val18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/>
          <table:table-cell table:style-name="ce22" table:number-columns-repeated="4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/>
          <table:table-cell table:style-name="ce10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22" table:number-columns-spanned="2" table:number-rows-spanned="1"/>
          <table:covered-table-cell table:style-name="ce24"/>
          <table:table-cell table:style-name="ce11"/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11" table:content-validation-name="val17" table:number-columns-spanned="2" table:number-rows-spanned="1"/>
          <table:covered-table-cell table:style-name="ce24"/>
          <table:table-cell table:style-name="ce11"/>
          <table:table-cell table:style-name="ce11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table:number-columns-repeated="8"/>
          <table:table-cell table:number-columns-repeated="1015"/>
        </table:table-row>
        <table:table-row table:style-name="ro1" table:number-rows-repeated="7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6"/>
          <table:table-cell table:style-name="ce11"/>
          <table:table-cell table:style-name="ce22" table:number-columns-repeated="4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8"/>
          <table:table-cell table:style-name="ce25" table:number-columns-repeated="4"/>
          <table:table-cell table:style-name="ce25" table:content-validation-name="val18"/>
          <table:table-cell table:style-name="ce25"/>
          <table:table-cell table:number-columns-repeated="1015"/>
        </table:table-row>
        <table:table-row table:style-name="ro1">
          <table:table-cell/>
          <table:table-cell table:style-name="ce13" table:content-validation-name="val16"/>
          <table:table-cell table:style-name="ce19"/>
          <table:table-cell table:style-name="ce20" table:number-columns-repeated="4"/>
          <table:table-cell table:style-name="ce20" table:content-validation-name="val18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/>
          <table:table-cell table:style-name="ce22" table:number-columns-repeated="4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/>
          <table:table-cell table:style-name="ce10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22" table:number-columns-spanned="2" table:number-rows-spanned="1"/>
          <table:covered-table-cell table:style-name="ce24"/>
          <table:table-cell table:style-name="ce11"/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11" table:content-validation-name="val17" table:number-columns-spanned="2" table:number-rows-spanned="1"/>
          <table:covered-table-cell table:style-name="ce24"/>
          <table:table-cell table:style-name="ce11"/>
          <table:table-cell table:style-name="ce11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table:number-columns-repeated="8"/>
          <table:table-cell table:number-columns-repeated="1015"/>
        </table:table-row>
        <table:table-row table:style-name="ro1" table:number-rows-repeated="4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16"/>
          <table:table-cell table:style-name="ce11"/>
          <table:table-cell table:style-name="ce22" table:number-columns-repeated="4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8"/>
          <table:table-cell table:style-name="ce25" table:number-columns-repeated="4"/>
          <table:table-cell table:style-name="ce25" table:content-validation-name="val18"/>
          <table:table-cell table:style-name="ce25"/>
          <table:table-cell table:number-columns-repeated="1015"/>
        </table:table-row>
        <table:table-row table:style-name="ro1">
          <table:table-cell/>
          <table:table-cell table:style-name="ce13" table:content-validation-name="val16"/>
          <table:table-cell table:style-name="ce19"/>
          <table:table-cell table:style-name="ce20" table:number-columns-repeated="4"/>
          <table:table-cell table:style-name="ce20" table:content-validation-name="val18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content-validation-name="val18"/>
          <table:table-cell table:style-name="ce1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/>
          <table:table-cell table:style-name="ce10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22" table:number-columns-spanned="2" table:number-rows-spanned="1"/>
          <table:covered-table-cell table:style-name="ce24"/>
          <table:table-cell table:style-name="ce11"/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11" table:content-validation-name="val17" table:number-columns-spanned="2" table:number-rows-spanned="1"/>
          <table:covered-table-cell table:style-name="ce24"/>
          <table:table-cell table:style-name="ce11"/>
          <table:table-cell table:style-name="ce11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table:number-columns-repeated="8"/>
          <table:table-cell table:number-columns-repeated="1015"/>
        </table:table-row>
        <table:table-row table:style-name="ro1" table:number-rows-repeated="3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 table:number-columns-repeated="3"/>
          <table:table-cell table:style-name="ce22" table:number-columns-repeated="2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/>
          <table:table-cell table:style-name="ce22" table:number-columns-repeated="4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 table:number-rows-repeated="4">
          <table:table-cell/>
          <table:table-cell table:style-name="ce11" table:content-validation-name="val16"/>
          <table:table-cell table:style-name="ce11"/>
          <table:table-cell table:style-name="ce22" table:number-columns-repeated="4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8"/>
          <table:table-cell table:style-name="ce25" table:number-columns-repeated="4"/>
          <table:table-cell table:style-name="ce25" table:content-validation-name="val18"/>
          <table:table-cell table:style-name="ce25"/>
          <table:table-cell table:number-columns-repeated="1015"/>
        </table:table-row>
        <table:table-row table:style-name="ro1">
          <table:table-cell/>
          <table:table-cell table:style-name="ce13" table:content-validation-name="val16"/>
          <table:table-cell table:style-name="ce19"/>
          <table:table-cell table:style-name="ce20" table:number-columns-repeated="4"/>
          <table:table-cell table:style-name="ce20" table:content-validation-name="val18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content-validation-name="val18"/>
          <table:table-cell table:style-name="ce1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/>
          <table:table-cell table:style-name="ce10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22" table:number-columns-spanned="2" table:number-rows-spanned="1"/>
          <table:covered-table-cell table:style-name="ce24"/>
          <table:table-cell table:style-name="ce11"/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11" table:content-validation-name="val17" table:number-columns-spanned="2" table:number-rows-spanned="1"/>
          <table:covered-table-cell table:style-name="ce24"/>
          <table:table-cell table:style-name="ce11"/>
          <table:table-cell table:style-name="ce11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table:number-columns-repeated="8"/>
          <table:table-cell table:number-columns-repeated="1015"/>
        </table:table-row>
        <table:table-row table:style-name="ro1" table:number-rows-repeated="5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 table:number-rows-repeated="5">
          <table:table-cell/>
          <table:table-cell table:style-name="ce11" table:content-validation-name="val16"/>
          <table:table-cell table:style-name="ce11"/>
          <table:table-cell table:style-name="ce22" table:number-columns-repeated="4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8"/>
          <table:table-cell table:style-name="ce25" table:number-columns-repeated="4"/>
          <table:table-cell table:style-name="ce25" table:content-validation-name="val18"/>
          <table:table-cell table:style-name="ce25"/>
          <table:table-cell table:number-columns-repeated="1015"/>
        </table:table-row>
        <table:table-row table:style-name="ro1">
          <table:table-cell/>
          <table:table-cell table:style-name="ce13" table:content-validation-name="val16"/>
          <table:table-cell table:style-name="ce19"/>
          <table:table-cell table:style-name="ce20" table:number-columns-repeated="4"/>
          <table:table-cell table:style-name="ce20" table:content-validation-name="val18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content-validation-name="val18"/>
          <table:table-cell table:style-name="ce1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/>
          <table:table-cell table:style-name="ce10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22" table:number-columns-spanned="2" table:number-rows-spanned="1"/>
          <table:covered-table-cell table:style-name="ce24"/>
          <table:table-cell table:style-name="ce11"/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11" table:content-validation-name="val17" table:number-columns-spanned="2" table:number-rows-spanned="1"/>
          <table:covered-table-cell table:style-name="ce24"/>
          <table:table-cell table:style-name="ce11"/>
          <table:table-cell table:style-name="ce11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table:number-columns-repeated="8"/>
          <table:table-cell table:number-columns-repeated="1015"/>
        </table:table-row>
        <table:table-row table:style-name="ro1" table:number-rows-repeated="4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16"/>
          <table:table-cell table:style-name="ce11"/>
          <table:table-cell table:style-name="ce22" table:number-columns-repeated="4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8"/>
          <table:table-cell table:style-name="ce25" table:number-columns-repeated="4"/>
          <table:table-cell table:style-name="ce25" table:content-validation-name="val18"/>
          <table:table-cell table:style-name="ce25"/>
          <table:table-cell table:number-columns-repeated="1015"/>
        </table:table-row>
        <table:table-row table:style-name="ro1">
          <table:table-cell/>
          <table:table-cell table:style-name="ce13" table:content-validation-name="val16"/>
          <table:table-cell table:style-name="ce19"/>
          <table:table-cell table:style-name="ce20" table:number-columns-repeated="4"/>
          <table:table-cell table:style-name="ce20" table:content-validation-name="val18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/>
          <table:table-cell table:style-name="ce10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22" table:number-columns-spanned="2" table:number-rows-spanned="1"/>
          <table:covered-table-cell table:style-name="ce24"/>
          <table:table-cell table:style-name="ce11"/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/>
          <table:table-cell table:style-name="ce11" table:content-validation-name="val17" table:number-columns-spanned="2" table:number-rows-spanned="1"/>
          <table:covered-table-cell table:style-name="ce24"/>
          <table:table-cell table:style-name="ce11"/>
          <table:table-cell table:style-name="ce11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table:number-columns-spanned="8" table:number-rows-spanned="1"/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table:number-columns-repeated="8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 table:number-columns-repeated="2"/>
          <table:table-cell table:style-name="ce35"/>
          <table:table-cell table:style-name="ce11"/>
          <table:table-cell table:style-name="ce22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 table:number-rows-repeated="2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 table:number-rows-repeated="6">
          <table:table-cell/>
          <table:table-cell table:style-name="ce11" table:content-validation-name="val16"/>
          <table:table-cell table:style-name="ce11"/>
          <table:table-cell table:style-name="ce22" table:number-columns-repeated="4"/>
          <table:table-cell table:style-name="ce11" table:content-validation-name="val18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8"/>
          <table:table-cell table:style-name="ce25" table:number-columns-repeated="4"/>
          <table:table-cell table:style-name="ce25" table:content-validation-name="val18"/>
          <table:table-cell table:style-name="ce25"/>
          <table:table-cell table:number-columns-repeated="1015"/>
        </table:table-row>
        <table:table-row table:style-name="ro1">
          <table:table-cell/>
          <table:table-cell table:style-name="ce13" table:content-validation-name="val16"/>
          <table:table-cell table:style-name="ce19"/>
          <table:table-cell table:style-name="ce20" table:number-columns-repeated="4"/>
          <table:table-cell table:style-name="ce20" table:content-validation-name="val18"/>
          <table:table-cell table:style-name="ce20"/>
          <table:table-cell table:number-columns-repeated="1015"/>
        </table:table-row>
        <table:table-row table:style-name="ro1">
          <table:table-cell/>
          <table:table-cell table:style-name="ce11" table:content-validation-name="val16"/>
          <table:table-cell table:style-name="ce11" table:number-columns-repeated="4"/>
          <table:table-cell table:style-name="ce22"/>
          <table:table-cell table:style-name="ce11" table:content-validation-name="val18"/>
          <table:table-cell table:style-name="ce11"/>
          <table:table-cell table:number-columns-repeated="1015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양식" table:style-name="ta7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꾹꾹: 인터페이스 정의서</text:p>
          </table:table-cell>
          <table:covered-table-cell table:number-columns-repeated="8" table:style-name="ce7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2" table:number-rows-spanned="1">
            <text:p>버전</text:p>
          </table:table-cell>
          <table:covered-table-cell table:style-name="ce8"/>
          <table:table-cell table:style-name="ce16" office:value-type="float" office:value="0.1" calcext:value-type="float">
            <text:p>0.1</text:p>
          </table:table-cell>
          <table:table-cell table:style-name="ce16" office:value-type="string" calcext:value-type="string">
            <text:p>날짜</text:p>
          </table:table-cell>
          <table:table-cell table:style-name="ce27" office:value-type="date" office:date-value="2023-04-11" calcext:value-type="date">
            <text:p>2023-04-11</text:p>
          </table:table-cell>
          <table:table-cell table:style-name="ce28" office:value-type="string" calcext:value-type="string">
            <text:p>작성</text:p>
          </table:table-cell>
          <table:table-cell table:style-name="ce31" office:value-type="string" calcext:value-type="string" table:number-columns-spanned="3" table:number-rows-spanned="1">
            <text:p>@noblesswan, @onehuts, @0tak2, @gkswotjd45</text:p>
          </table:table-cell>
          <table:covered-table-cell table:number-columns-repeated="2" table:style-name="ce21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2" table:number-rows-spanned="1">
            <text:p>도메인</text:p>
          </table:table-cell>
          <table:covered-table-cell table:style-name="ce9"/>
          <table:table-cell table:style-name="ce17" office:value-type="string" calcext:value-type="string" table:number-columns-spanned="7" table:number-rows-spanned="1">
            <text:p>admin</text:p>
          </table:table-cell>
          <table:covered-table-cell table:number-columns-repeated="5" table:style-name="ce23"/>
          <table:covered-table-cell table:style-name="ce3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1. 대분류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1.1 중분류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1.1.1 소분류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20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9" office:value-type="string" calcext:value-type="string">
            <text:p>QueryString</text:p>
          </table:table-cell>
          <table:table-cell table:style-name="ce11" table:number-columns-repeated="4"/>
          <table:table-cell table:style-name="ce22"/>
          <table:table-cell table:style-name="ce11" table:content-validation-name="val21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 office:value-type="string" calcext:value-type="string">
            <text:p>QueryString</text:p>
          </table:table-cell>
          <table:table-cell table:style-name="ce11" table:number-columns-repeated="4"/>
          <table:table-cell table:style-name="ce22"/>
          <table:table-cell table:style-name="ce11" table:content-validation-name="val21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 office:value-type="string" calcext:value-type="string">
            <text:p>QueryString</text:p>
          </table:table-cell>
          <table:table-cell table:style-name="ce11" table:number-columns-repeated="4"/>
          <table:table-cell table:style-name="ce22"/>
          <table:table-cell table:style-name="ce11" table:content-validation-name="val21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 office:value-type="string" calcext:value-type="string">
            <text:p>FormData</text:p>
          </table:table-cell>
          <table:table-cell table:style-name="ce11"/>
          <table:table-cell table:style-name="ce22" table:number-columns-repeated="4"/>
          <table:table-cell table:style-name="ce11" table:content-validation-name="val21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 office:value-type="string" calcext:value-type="string">
            <text:p>FormData</text:p>
          </table:table-cell>
          <table:table-cell table:style-name="ce11"/>
          <table:table-cell table:style-name="ce22" table:number-columns-repeated="4"/>
          <table:table-cell table:style-name="ce11" table:content-validation-name="val21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 office:value-type="string" calcext:value-type="string">
            <text:p>FormData</text:p>
          </table:table-cell>
          <table:table-cell table:style-name="ce11"/>
          <table:table-cell table:style-name="ce22" table:number-columns-repeated="4"/>
          <table:table-cell table:style-name="ce11" table:content-validation-name="val21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 office:value-type="string" calcext:value-type="string">
            <text:p>JsonBody</text:p>
          </table:table-cell>
          <table:table-cell table:style-name="ce11"/>
          <table:table-cell table:style-name="ce22" table:number-columns-repeated="4"/>
          <table:table-cell table:style-name="ce11" table:content-validation-name="val21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 office:value-type="string" calcext:value-type="string">
            <text:p>JsonBody</text:p>
          </table:table-cell>
          <table:table-cell table:style-name="ce11"/>
          <table:table-cell table:style-name="ce22" table:number-columns-repeated="4"/>
          <table:table-cell table:style-name="ce11" table:content-validation-name="val21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 office:value-type="string" calcext:value-type="string">
            <text:p>JsonBody</text:p>
          </table:table-cell>
          <table:table-cell table:style-name="ce11"/>
          <table:table-cell table:style-name="ce22" table:number-columns-repeated="4"/>
          <table:table-cell table:style-name="ce11" table:content-validation-name="val21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 office:value-type="string" calcext:value-type="string">
            <text:p>Response</text:p>
          </table:table-cell>
          <table:table-cell table:style-name="ce11" table:number-columns-repeated="4"/>
          <table:table-cell table:style-name="ce22"/>
          <table:table-cell table:style-name="ce11" table:content-validation-name="val21"/>
          <table:table-cell table:style-name="ce11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9" office:value-type="string" calcext:value-type="string">
            <text:p>Response</text:p>
          </table:table-cell>
          <table:table-cell table:style-name="ce11"/>
          <table:table-cell table:style-name="ce22" table:number-columns-repeated="4"/>
          <table:table-cell table:style-name="ce11" table:content-validation-name="val21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 office:value-type="string" calcext:value-type="string">
            <text:p>Response</text:p>
          </table:table-cell>
          <table:table-cell table:style-name="ce11"/>
          <table:table-cell table:style-name="ce22" table:number-columns-repeated="4"/>
          <table:table-cell table:style-name="ce11" table:content-validation-name="val21"/>
          <table:table-cell table:style-name="ce22"/>
          <table:table-cell table:number-columns-repeated="1015"/>
        </table:table-row>
        <table:table-row table:style-name="ro1">
          <table:table-cell table:number-columns-repeated="9"/>
          <table:table-cell table:style-name="ce6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1.1.2 예시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인터페이스 정보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인터페이스 ID</text:p>
          </table:table-cell>
          <table:table-cell table:style-name="ce22" table:number-columns-spanned="2" table:number-rows-spanned="1"/>
          <table:covered-table-cell table:style-name="ce24"/>
          <table:table-cell table:style-name="ce11" office:value-type="string" calcext:value-type="string">
            <text:p>인터페이스 명</text:p>
          </table:table-cell>
          <table:table-cell table:style-name="ce22" table:number-columns-spanned="4" table:number-rows-spanned="1"/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HTTP METHOD</text:p>
          </table:table-cell>
          <table:table-cell table:style-name="ce11" table:content-validation-name="val20" office:value-type="string" calcext:value-type="string" table:number-columns-spanned="2" table:number-rows-spanned="1">
            <text:p>GET</text:p>
          </table:table-cell>
          <table:covered-table-cell table:style-name="ce24"/>
          <table:table-cell table:style-name="ce11" office:value-type="string" calcext:value-type="string">
            <text:p>HTTP URI</text:p>
          </table:table-cell>
          <table:table-cell table:style-name="ce11" office:value-type="string" calcext:value-type="string" table:number-columns-spanned="4" table:number-rows-spanned="1">
            <text:p>/api/notice</text:p>
          </table:table-cell>
          <table:covered-table-cell table:number-columns-repeated="2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인터페이스 데이터 항목</text:p>
          </table:table-cell>
          <table:covered-table-cell table:number-columns-repeated="6" table:style-name="ce7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구분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논리적 이름</text:p>
          </table:table-cell>
          <table:table-cell table:style-name="ce11" office:value-type="string" calcext:value-type="string">
            <text:p>실제 키</text:p>
          </table:table-cell>
          <table:table-cell table:style-name="ce11" office:value-type="string" calcext:value-type="string">
            <text:p>데이터 타입</text:p>
          </table:table-cell>
          <table:table-cell table:style-name="ce11" office:value-type="string" calcext:value-type="string">
            <text:p>길이 제한</text:p>
          </table:table-cell>
          <table:table-cell table:style-name="ce11" office:value-type="string" calcext:value-type="string">
            <text:p>Nullable</text:p>
          </table:table-cell>
          <table:table-cell table:style-name="ce11" office:value-type="string" calcext:value-type="string">
            <text:p>비고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9" office:value-type="string" calcext:value-type="string">
            <text:p>QueryStrin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한 페이지 당 항목 수</text:p>
          </table:table-cell>
          <table:table-cell table:style-name="ce11" office:value-type="string" calcext:value-type="string">
            <text:p>pageSize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21" office:value-type="string" calcext:value-type="string">
            <text:p>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 office:value-type="string" calcext:value-type="string">
            <text:p>QueryStrin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페이지 번호</text:p>
          </table:table-cell>
          <table:table-cell table:style-name="ce11" office:value-type="string" calcext:value-type="string">
            <text:p>pageNum</text:p>
          </table:table-cell>
          <table:table-cell table:style-name="ce11" office:value-type="string" calcext:value-type="string">
            <text:p>int</text:p>
          </table:table-cell>
          <table:table-cell table:style-name="ce22"/>
          <table:table-cell table:style-name="ce11" table:content-validation-name="val21" office:value-type="string" calcext:value-type="string">
            <text:p>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 office:value-type="string" calcext:value-type="string">
            <text:p>QueryString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조회 시작일시</text:p>
          </table:table-cell>
          <table:table-cell table:style-name="ce11" office:value-type="string" calcext:value-type="string">
            <text:p>startDate</text:p>
          </table:table-cell>
          <table:table-cell table:style-name="ce11" office:value-type="string" calcext:value-type="string">
            <text:p>Date</text:p>
          </table:table-cell>
          <table:table-cell table:style-name="ce22"/>
          <table:table-cell table:style-name="ce11" table:content-validation-name="val21" office:value-type="string" calcext:value-type="string">
            <text:p>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 office:value-type="string" calcext:value-type="string">
            <text:p>QueryString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조회 종료일시</text:p>
          </table:table-cell>
          <table:table-cell table:style-name="ce11" office:value-type="string" calcext:value-type="string">
            <text:p>endDate</text:p>
          </table:table-cell>
          <table:table-cell table:style-name="ce11" office:value-type="string" calcext:value-type="string">
            <text:p>Date</text:p>
          </table:table-cell>
          <table:table-cell table:style-name="ce22"/>
          <table:table-cell table:style-name="ce11" table:content-validation-name="val21" office:value-type="string" calcext:value-type="string">
            <text:p>Null</text:p>
          </table:table-cell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/>
          <table:table-cell table:style-name="ce11" office:value-type="float" office:value="1" calcext:value-type="float">
            <text:p>1</text:p>
          </table:table-cell>
          <table:table-cell table:style-name="ce22" table:number-columns-repeated="4"/>
          <table:table-cell table:style-name="ce11" table:content-validation-name="val21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/>
          <table:table-cell table:style-name="ce11" office:value-type="float" office:value="2" calcext:value-type="float">
            <text:p>2</text:p>
          </table:table-cell>
          <table:table-cell table:style-name="ce22" table:number-columns-repeated="4"/>
          <table:table-cell table:style-name="ce11" table:content-validation-name="val21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/>
          <table:table-cell table:style-name="ce11" office:value-type="float" office:value="3" calcext:value-type="float">
            <text:p>3</text:p>
          </table:table-cell>
          <table:table-cell table:style-name="ce22" table:number-columns-repeated="4"/>
          <table:table-cell table:style-name="ce11" table:content-validation-name="val21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/>
          <table:table-cell table:style-name="ce11" office:value-type="float" office:value="1" calcext:value-type="float">
            <text:p>1</text:p>
          </table:table-cell>
          <table:table-cell table:style-name="ce22" table:number-columns-repeated="4"/>
          <table:table-cell table:style-name="ce11" table:content-validation-name="val21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/>
          <table:table-cell table:style-name="ce11" office:value-type="float" office:value="2" calcext:value-type="float">
            <text:p>2</text:p>
          </table:table-cell>
          <table:table-cell table:style-name="ce22" table:number-columns-repeated="4"/>
          <table:table-cell table:style-name="ce11" table:content-validation-name="val21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/>
          <table:table-cell table:style-name="ce11" office:value-type="float" office:value="3" calcext:value-type="float">
            <text:p>3</text:p>
          </table:table-cell>
          <table:table-cell table:style-name="ce22" table:number-columns-repeated="4"/>
          <table:table-cell table:style-name="ce11" table:content-validation-name="val21"/>
          <table:table-cell table:style-name="ce22"/>
          <table:table-cell table:number-columns-repeated="1015"/>
        </table:table-row>
        <table:table-row table:style-name="ro1">
          <table:table-cell/>
          <table:table-cell table:style-name="ce11" table:content-validation-name="val19" office:value-type="string" calcext:value-type="string">
            <text:p>Response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string" calcext:value-type="string">
            <text:p>처리 상태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boolean</text:p>
          </table:table-cell>
          <table:table-cell table:style-name="ce25"/>
          <table:table-cell table:style-name="ce25" table:content-validation-name="val21"/>
          <table:table-cell table:style-name="ce25" office:value-type="string" calcext:value-type="string">
            <text:p>JSON</text:p>
          </table:table-cell>
          <table:table-cell table:number-columns-repeated="1015"/>
        </table:table-row>
        <table:table-row table:style-name="ro1">
          <table:table-cell/>
          <table:table-cell table:style-name="ce13" table:content-validation-name="val19" office:value-type="string" calcext:value-type="string">
            <text:p>Respons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처리 메시지</text:p>
          </table:table-cell>
          <table:table-cell table:style-name="ce20" office:value-type="string" calcext:value-type="string">
            <text:p>message</text:p>
          </table:table-cell>
          <table:table-cell table:style-name="ce20" office:value-type="string" calcext:value-type="string">
            <text:p>String</text:p>
          </table:table-cell>
          <table:table-cell table:style-name="ce20"/>
          <table:table-cell table:style-name="ce20" table:content-validation-name="val21"/>
          <table:table-cell table:style-name="ce20" office:value-type="string" calcext:value-type="string">
            <text:p>status가 error인 경우에만 리턴</text:p>
          </table:table-cell>
          <table:table-cell table:number-columns-repeated="1015"/>
        </table:table-row>
        <table:table-row table:style-name="ro1">
          <table:table-cell/>
          <table:table-cell table:style-name="ce11" table:content-validation-name="val19"/>
          <table:table-cell table:style-name="ce11"/>
          <table:table-cell table:style-name="ce22" table:number-columns-repeated="4"/>
          <table:table-cell table:style-name="ce11" table:content-validation-name="val21"/>
          <table:table-cell table:style-name="ce22"/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IBM Plex Sans KR&quot;" svg:font-family="'&quot;IBM Plex Sans KR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인증" style:display-name="PageStyle_1. 인증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회원" style:display-name="PageStyle_2. 회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조각" style:display-name="PageStyle_3. 조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_20_알림" style:display-name="PageStyle_4. 알림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_20_어드민" style:display-name="PageStyle_5. 어드민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자연어처리" style:display-name="PageStyle_6. 자연어처리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양식" style:display-name="PageStyle_양식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3008" meta:object-count="0"/>
    <meta:generator>LibreOfficeDev/6.0.5.2$Linux_X86_64 LibreOffice_project/</meta:generator>
  </office:meta>
</office:document-meta>
</file>